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0C6AD4569BA.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6" style:family="table">
      <style:table-properties style:width="17cm" table:align="left"/>
    </style:style>
    <style:style style:name="Tabla26.A" style:family="table-column">
      <style:table-column-properties style:column-width="2.709cm"/>
    </style:style>
    <style:style style:name="Tabla26.B" style:family="table-column">
      <style:table-column-properties style:column-width="3.484cm"/>
    </style:style>
    <style:style style:name="Tabla26.C" style:family="table-column">
      <style:table-column-properties style:column-width="6.966cm"/>
    </style:style>
    <style:style style:name="Tabla26.D" style:family="table-column">
      <style:table-column-properties style:column-width="3.842cm"/>
    </style:style>
    <style:style style:name="Tabla26.1" style:family="table-row">
      <style:table-row-properties fo:background-color="transparent">
        <style:background-image/>
      </style:table-row-properties>
    </style:style>
    <style:style style:name="Tabla26.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6.A2" style:family="table-cell">
      <style:table-cell-properties style:vertical-align="middle" fo:padding-left="0.265cm" fo:padding-right="0.265cm" fo:padding-top="0.159cm" fo:padding-bottom="0.159cm" fo:border="0.05pt solid #dddddd"/>
    </style:style>
    <style:style style:name="Tabla26.B2" style:family="table-cell">
      <style:table-cell-properties style:vertical-align="middle" fo:padding-left="0.265cm" fo:padding-right="0.265cm" fo:padding-top="0.159cm" fo:padding-bottom="0.159cm" fo:border="0.05pt solid #dddddd"/>
    </style:style>
    <style:style style:name="Tabla26.C2" style:family="table-cell">
      <style:table-cell-properties style:vertical-align="middle" fo:padding-left="0.265cm" fo:padding-right="0.265cm" fo:padding-top="0.159cm" fo:padding-bottom="0.159cm" fo:border="0.05pt solid #dddddd"/>
    </style:style>
    <style:style style:name="Tabla26.D2" style:family="table-cell">
      <style:table-cell-properties style:vertical-align="middle" fo:padding-left="0.265cm" fo:padding-right="0.265cm" fo:padding-top="0.159cm" fo:padding-bottom="0.159cm" fo:border="0.05pt solid #dddddd"/>
    </style:style>
    <style:style style:name="Tabla26.A3" style:family="table-cell">
      <style:table-cell-properties style:vertical-align="middle" fo:padding-left="0.265cm" fo:padding-right="0.265cm" fo:padding-top="0.159cm" fo:padding-bottom="0.159cm" fo:border="0.05pt solid #dddddd"/>
    </style:style>
    <style:style style:name="Tabla26.B3" style:family="table-cell">
      <style:table-cell-properties style:vertical-align="middle" fo:padding-left="0.265cm" fo:padding-right="0.265cm" fo:padding-top="0.159cm" fo:padding-bottom="0.159cm" fo:border="0.05pt solid #dddddd"/>
    </style:style>
    <style:style style:name="Tabla26.C3" style:family="table-cell">
      <style:table-cell-properties style:vertical-align="middle" fo:padding-left="0.265cm" fo:padding-right="0.265cm" fo:padding-top="0.159cm" fo:padding-bottom="0.159cm" fo:border="0.05pt solid #dddddd"/>
    </style:style>
    <style:style style:name="Tabla26.D3" style:family="table-cell">
      <style:table-cell-properties style:vertical-align="middle" fo:padding-left="0.265cm" fo:padding-right="0.265cm" fo:padding-top="0.159cm" fo:padding-bottom="0.159cm" fo:border="0.05pt solid #dddddd"/>
    </style:style>
    <style:style style:name="Tabla26.A4" style:family="table-cell">
      <style:table-cell-properties style:vertical-align="middle" fo:padding-left="0.265cm" fo:padding-right="0.265cm" fo:padding-top="0.159cm" fo:padding-bottom="0.159cm" fo:border="0.05pt solid #dddddd"/>
    </style:style>
    <style:style style:name="Tabla26.B4" style:family="table-cell">
      <style:table-cell-properties style:vertical-align="middle" fo:padding-left="0.265cm" fo:padding-right="0.265cm" fo:padding-top="0.159cm" fo:padding-bottom="0.159cm" fo:border="0.05pt solid #dddddd"/>
    </style:style>
    <style:style style:name="Tabla26.C4" style:family="table-cell">
      <style:table-cell-properties style:vertical-align="middle" fo:padding-left="0.265cm" fo:padding-right="0.265cm" fo:padding-top="0.159cm" fo:padding-bottom="0.159cm" fo:border="0.05pt solid #dddddd"/>
    </style:style>
    <style:style style:name="Tabla26.D4" style:family="table-cell">
      <style:table-cell-properties style:vertical-align="middle" fo:padding-left="0.265cm" fo:padding-right="0.265cm" fo:padding-top="0.159cm" fo:padding-bottom="0.159cm" fo:border="0.05pt solid #dddddd"/>
    </style:style>
    <style:style style:name="Tabla26.A5" style:family="table-cell">
      <style:table-cell-properties style:vertical-align="middle" fo:padding-left="0.265cm" fo:padding-right="0.265cm" fo:padding-top="0.159cm" fo:padding-bottom="0.159cm" fo:border="0.05pt solid #dddddd"/>
    </style:style>
    <style:style style:name="Tabla26.B5" style:family="table-cell">
      <style:table-cell-properties style:vertical-align="middle" fo:padding-left="0.265cm" fo:padding-right="0.265cm" fo:padding-top="0.159cm" fo:padding-bottom="0.159cm" fo:border="0.05pt solid #dddddd"/>
    </style:style>
    <style:style style:name="Tabla26.C5" style:family="table-cell">
      <style:table-cell-properties style:vertical-align="middle" fo:padding-left="0.265cm" fo:padding-right="0.265cm" fo:padding-top="0.159cm" fo:padding-bottom="0.159cm" fo:border="0.05pt solid #dddddd"/>
    </style:style>
    <style:style style:name="Tabla26.D5" style:family="table-cell">
      <style:table-cell-properties style:vertical-align="middle" fo:padding-left="0.265cm" fo:padding-right="0.265cm" fo:padding-top="0.159cm" fo:padding-bottom="0.159cm" fo:border="0.05pt solid #dddddd"/>
    </style:style>
    <style:style style:name="Tabla26.A6" style:family="table-cell">
      <style:table-cell-properties style:vertical-align="middle" fo:padding-left="0.265cm" fo:padding-right="0.265cm" fo:padding-top="0.159cm" fo:padding-bottom="0.159cm" fo:border="0.05pt solid #dddddd"/>
    </style:style>
    <style:style style:name="Tabla26.B6" style:family="table-cell">
      <style:table-cell-properties style:vertical-align="middle" fo:padding-left="0.265cm" fo:padding-right="0.265cm" fo:padding-top="0.159cm" fo:padding-bottom="0.159cm" fo:border="0.05pt solid #dddddd"/>
    </style:style>
    <style:style style:name="Tabla26.C6" style:family="table-cell">
      <style:table-cell-properties style:vertical-align="middle" fo:padding-left="0.265cm" fo:padding-right="0.265cm" fo:padding-top="0.159cm" fo:padding-bottom="0.159cm" fo:border="0.05pt solid #dddddd"/>
    </style:style>
    <style:style style:name="Tabla26.D6" style:family="table-cell">
      <style:table-cell-properties style:vertical-align="middle" fo:padding-left="0.265cm" fo:padding-right="0.265cm" fo:padding-top="0.159cm" fo:padding-bottom="0.159cm" fo:border="0.05pt solid #dddddd"/>
    </style:style>
    <style:style style:name="Tabla26.A7" style:family="table-cell">
      <style:table-cell-properties style:vertical-align="middle" fo:padding-left="0.265cm" fo:padding-right="0.265cm" fo:padding-top="0.159cm" fo:padding-bottom="0.159cm" fo:border="0.05pt solid #dddddd"/>
    </style:style>
    <style:style style:name="Tabla26.B7" style:family="table-cell">
      <style:table-cell-properties style:vertical-align="middle" fo:padding-left="0.265cm" fo:padding-right="0.265cm" fo:padding-top="0.159cm" fo:padding-bottom="0.159cm" fo:border="0.05pt solid #dddddd"/>
    </style:style>
    <style:style style:name="Tabla26.C7" style:family="table-cell">
      <style:table-cell-properties style:vertical-align="middle" fo:padding-left="0.265cm" fo:padding-right="0.265cm" fo:padding-top="0.159cm" fo:padding-bottom="0.159cm" fo:border="0.05pt solid #dddddd"/>
    </style:style>
    <style:style style:name="Tabla26.D7" style:family="table-cell">
      <style:table-cell-properties style:vertical-align="middle" fo:padding-left="0.265cm" fo:padding-right="0.265cm" fo:padding-top="0.159cm" fo:padding-bottom="0.159cm" fo:border="0.05pt solid #dddddd"/>
    </style:style>
    <style:style style:name="Tabla26.A8" style:family="table-cell">
      <style:table-cell-properties style:vertical-align="middle" fo:padding-left="0.265cm" fo:padding-right="0.265cm" fo:padding-top="0.159cm" fo:padding-bottom="0.159cm" fo:border="0.05pt solid #dddddd"/>
    </style:style>
    <style:style style:name="Tabla26.B8" style:family="table-cell">
      <style:table-cell-properties style:vertical-align="middle" fo:padding-left="0.265cm" fo:padding-right="0.265cm" fo:padding-top="0.159cm" fo:padding-bottom="0.159cm" fo:border="0.05pt solid #dddddd"/>
    </style:style>
    <style:style style:name="Tabla26.C8" style:family="table-cell">
      <style:table-cell-properties style:vertical-align="middle" fo:padding-left="0.265cm" fo:padding-right="0.265cm" fo:padding-top="0.159cm" fo:padding-bottom="0.159cm" fo:border="0.05pt solid #dddddd"/>
    </style:style>
    <style:style style:name="Tabla26.D8" style:family="table-cell">
      <style:table-cell-properties style:vertical-align="middle" fo:padding-left="0.265cm" fo:padding-right="0.265cm" fo:padding-top="0.159cm" fo:padding-bottom="0.159cm" fo:border="0.05pt solid #dddddd"/>
    </style:style>
    <style:style style:name="Tabla27" style:family="table">
      <style:table-properties style:width="13.04cm" table:align="left"/>
    </style:style>
    <style:style style:name="Tabla27.A" style:family="table-column">
      <style:table-column-properties style:column-width="2.805cm"/>
    </style:style>
    <style:style style:name="Tabla27.B" style:family="table-column">
      <style:table-column-properties style:column-width="2.845cm"/>
    </style:style>
    <style:style style:name="Tabla27.C" style:family="table-column">
      <style:table-column-properties style:column-width="2.175cm"/>
    </style:style>
    <style:style style:name="Tabla27.D" style:family="table-column">
      <style:table-column-properties style:column-width="5.216cm"/>
    </style:style>
    <style:style style:name="Tabla27.1" style:family="table-row">
      <style:table-row-properties fo:background-color="#fafafa">
        <style:background-image/>
      </style:table-row-properties>
    </style:style>
    <style:style style:name="Tabla27.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7.2" style:family="table-row">
      <style:table-row-properties fo:background-color="transparent">
        <style:background-image/>
      </style:table-row-properties>
    </style:style>
    <style:style style:name="Tabla27.A2" style:family="table-cell">
      <style:table-cell-properties style:vertical-align="middle" fo:padding-left="0.265cm" fo:padding-right="0.265cm" fo:padding-top="0.159cm" fo:padding-bottom="0.159cm" fo:border="0.05pt solid #dddddd"/>
    </style:style>
    <style:style style:name="Tabla27.B2" style:family="table-cell">
      <style:table-cell-properties style:vertical-align="middle" fo:padding-left="0.265cm" fo:padding-right="0.265cm" fo:padding-top="0.159cm" fo:padding-bottom="0.159cm" fo:border="0.05pt solid #dddddd"/>
    </style:style>
    <style:style style:name="Tabla27.C2" style:family="table-cell">
      <style:table-cell-properties style:vertical-align="middle" fo:padding-left="0.265cm" fo:padding-right="0.265cm" fo:padding-top="0.159cm" fo:padding-bottom="0.159cm" fo:border="0.05pt solid #dddddd"/>
    </style:style>
    <style:style style:name="Tabla27.D2" style:family="table-cell">
      <style:table-cell-properties style:vertical-align="middle" fo:padding-left="0.265cm" fo:padding-right="0.265cm" fo:padding-top="0.159cm" fo:padding-bottom="0.159cm" fo:border="0.05pt solid #dddddd"/>
    </style:style>
    <style:style style:name="Tabla27.A3" style:family="table-cell">
      <style:table-cell-properties style:vertical-align="middle" fo:padding-left="0.265cm" fo:padding-right="0.265cm" fo:padding-top="0.159cm" fo:padding-bottom="0.159cm" fo:border="0.05pt solid #dddddd"/>
    </style:style>
    <style:style style:name="Tabla27.B3" style:family="table-cell">
      <style:table-cell-properties style:vertical-align="middle" fo:padding-left="0.265cm" fo:padding-right="0.265cm" fo:padding-top="0.159cm" fo:padding-bottom="0.159cm" fo:border="0.05pt solid #dddddd"/>
    </style:style>
    <style:style style:name="Tabla27.C3" style:family="table-cell">
      <style:table-cell-properties style:vertical-align="middle" fo:padding-left="0.265cm" fo:padding-right="0.265cm" fo:padding-top="0.159cm" fo:padding-bottom="0.159cm" fo:border="0.05pt solid #dddddd"/>
    </style:style>
    <style:style style:name="Tabla27.D3" style:family="table-cell">
      <style:table-cell-properties style:vertical-align="middle" fo:padding-left="0.265cm" fo:padding-right="0.265cm" fo:padding-top="0.159cm" fo:padding-bottom="0.159cm" fo:border="0.05pt solid #dddddd"/>
    </style:style>
    <style:style style:name="Tabla27.A4" style:family="table-cell">
      <style:table-cell-properties style:vertical-align="middle" fo:padding-left="0.265cm" fo:padding-right="0.265cm" fo:padding-top="0.159cm" fo:padding-bottom="0.159cm" fo:border="0.05pt solid #dddddd"/>
    </style:style>
    <style:style style:name="Tabla27.B4" style:family="table-cell">
      <style:table-cell-properties style:vertical-align="middle" fo:padding-left="0.265cm" fo:padding-right="0.265cm" fo:padding-top="0.159cm" fo:padding-bottom="0.159cm" fo:border="0.05pt solid #dddddd"/>
    </style:style>
    <style:style style:name="Tabla27.C4" style:family="table-cell">
      <style:table-cell-properties style:vertical-align="middle" fo:padding-left="0.265cm" fo:padding-right="0.265cm" fo:padding-top="0.159cm" fo:padding-bottom="0.159cm" fo:border="0.05pt solid #dddddd"/>
    </style:style>
    <style:style style:name="Tabla27.D4" style:family="table-cell">
      <style:table-cell-properties style:vertical-align="middle" fo:padding-left="0.265cm" fo:padding-right="0.265cm" fo:padding-top="0.159cm" fo:padding-bottom="0.159cm" fo:border="0.05pt solid #dddddd"/>
    </style:style>
    <style:style style:name="Tabla27.A5" style:family="table-cell">
      <style:table-cell-properties style:vertical-align="middle" fo:padding-left="0.265cm" fo:padding-right="0.265cm" fo:padding-top="0.159cm" fo:padding-bottom="0.159cm" fo:border="0.05pt solid #dddddd"/>
    </style:style>
    <style:style style:name="Tabla27.B5" style:family="table-cell">
      <style:table-cell-properties style:vertical-align="middle" fo:padding-left="0.265cm" fo:padding-right="0.265cm" fo:padding-top="0.159cm" fo:padding-bottom="0.159cm" fo:border="0.05pt solid #dddddd"/>
    </style:style>
    <style:style style:name="Tabla27.C5" style:family="table-cell">
      <style:table-cell-properties style:vertical-align="middle" fo:padding-left="0.265cm" fo:padding-right="0.265cm" fo:padding-top="0.159cm" fo:padding-bottom="0.159cm" fo:border="0.05pt solid #dddddd"/>
    </style:style>
    <style:style style:name="Tabla27.D5" style:family="table-cell">
      <style:table-cell-properties style:vertical-align="middle" fo:padding-left="0.265cm" fo:padding-right="0.265cm" fo:padding-top="0.159cm" fo:padding-bottom="0.159cm" fo:border="0.05pt solid #dddddd"/>
    </style:style>
    <style:style style:name="Tabla27.A6" style:family="table-cell">
      <style:table-cell-properties style:vertical-align="middle" fo:padding-left="0.265cm" fo:padding-right="0.265cm" fo:padding-top="0.159cm" fo:padding-bottom="0.159cm" fo:border="0.05pt solid #dddddd"/>
    </style:style>
    <style:style style:name="Tabla27.B6" style:family="table-cell">
      <style:table-cell-properties style:vertical-align="middle" fo:padding-left="0.265cm" fo:padding-right="0.265cm" fo:padding-top="0.159cm" fo:padding-bottom="0.159cm" fo:border="0.05pt solid #dddddd"/>
    </style:style>
    <style:style style:name="Tabla27.C6" style:family="table-cell">
      <style:table-cell-properties style:vertical-align="middle" fo:padding-left="0.265cm" fo:padding-right="0.265cm" fo:padding-top="0.159cm" fo:padding-bottom="0.159cm" fo:border="0.05pt solid #dddddd"/>
    </style:style>
    <style:style style:name="Tabla27.D6" style:family="table-cell">
      <style:table-cell-properties style:vertical-align="middle" fo:padding-left="0.265cm" fo:padding-right="0.265cm" fo:padding-top="0.159cm" fo:padding-bottom="0.159cm" fo:border="0.05pt solid #dddddd"/>
    </style:style>
    <style:style style:name="Tabla27.A7" style:family="table-cell">
      <style:table-cell-properties style:vertical-align="middle" fo:padding-left="0.265cm" fo:padding-right="0.265cm" fo:padding-top="0.159cm" fo:padding-bottom="0.159cm" fo:border="0.05pt solid #dddddd"/>
    </style:style>
    <style:style style:name="Tabla27.B7" style:family="table-cell">
      <style:table-cell-properties style:vertical-align="middle" fo:padding-left="0.265cm" fo:padding-right="0.265cm" fo:padding-top="0.159cm" fo:padding-bottom="0.159cm" fo:border="0.05pt solid #dddddd"/>
    </style:style>
    <style:style style:name="Tabla27.C7" style:family="table-cell">
      <style:table-cell-properties style:vertical-align="middle" fo:padding-left="0.265cm" fo:padding-right="0.265cm" fo:padding-top="0.159cm" fo:padding-bottom="0.159cm" fo:border="0.05pt solid #dddddd"/>
    </style:style>
    <style:style style:name="Tabla27.D7" style:family="table-cell">
      <style:table-cell-properties style:vertical-align="middle" fo:padding-left="0.265cm" fo:padding-right="0.265cm" fo:padding-top="0.159cm" fo:padding-bottom="0.159cm" fo:border="0.05pt solid #dddddd"/>
    </style:style>
    <style:style style:name="Tabla27.A8" style:family="table-cell">
      <style:table-cell-properties style:vertical-align="middle" fo:padding-left="0.265cm" fo:padding-right="0.265cm" fo:padding-top="0.159cm" fo:padding-bottom="0.159cm" fo:border="0.05pt solid #dddddd"/>
    </style:style>
    <style:style style:name="Tabla27.B8" style:family="table-cell">
      <style:table-cell-properties style:vertical-align="middle" fo:padding-left="0.265cm" fo:padding-right="0.265cm" fo:padding-top="0.159cm" fo:padding-bottom="0.159cm" fo:border="0.05pt solid #dddddd"/>
    </style:style>
    <style:style style:name="Tabla27.C8" style:family="table-cell">
      <style:table-cell-properties style:vertical-align="middle" fo:padding-left="0.265cm" fo:padding-right="0.265cm" fo:padding-top="0.159cm" fo:padding-bottom="0.159cm" fo:border="0.05pt solid #dddddd"/>
    </style:style>
    <style:style style:name="Tabla27.D8" style:family="table-cell">
      <style:table-cell-properties style:vertical-align="middle" fo:padding-left="0.265cm" fo:padding-right="0.265cm" fo:padding-top="0.159cm" fo:padding-bottom="0.159cm" fo:border="0.05pt solid #dddddd"/>
    </style:style>
    <style:style style:name="Tabla27.A9" style:family="table-cell">
      <style:table-cell-properties style:vertical-align="middle" fo:padding-left="0.265cm" fo:padding-right="0.265cm" fo:padding-top="0.159cm" fo:padding-bottom="0.159cm" fo:border="0.05pt solid #dddddd"/>
    </style:style>
    <style:style style:name="Tabla27.B9" style:family="table-cell">
      <style:table-cell-properties style:vertical-align="middle" fo:padding-left="0.265cm" fo:padding-right="0.265cm" fo:padding-top="0.159cm" fo:padding-bottom="0.159cm" fo:border="0.05pt solid #dddddd"/>
    </style:style>
    <style:style style:name="Tabla27.C9" style:family="table-cell">
      <style:table-cell-properties style:vertical-align="middle" fo:padding-left="0.265cm" fo:padding-right="0.265cm" fo:padding-top="0.159cm" fo:padding-bottom="0.159cm" fo:border="0.05pt solid #dddddd"/>
    </style:style>
    <style:style style:name="Tabla27.D9" style:family="table-cell">
      <style:table-cell-properties style:vertical-align="middle" fo:padding-left="0.265cm" fo:padding-right="0.265cm" fo:padding-top="0.159cm" fo:padding-bottom="0.159cm" fo:border="0.05pt solid #dddddd"/>
    </style:style>
    <style:style style:name="Tabla27.A10" style:family="table-cell">
      <style:table-cell-properties style:vertical-align="middle" fo:padding-left="0.265cm" fo:padding-right="0.265cm" fo:padding-top="0.159cm" fo:padding-bottom="0.159cm" fo:border="0.05pt solid #dddddd"/>
    </style:style>
    <style:style style:name="Tabla27.B10" style:family="table-cell">
      <style:table-cell-properties style:vertical-align="middle" fo:padding-left="0.265cm" fo:padding-right="0.265cm" fo:padding-top="0.159cm" fo:padding-bottom="0.159cm" fo:border="0.05pt solid #dddddd"/>
    </style:style>
    <style:style style:name="Tabla27.C10" style:family="table-cell">
      <style:table-cell-properties style:vertical-align="middle" fo:padding-left="0.265cm" fo:padding-right="0.265cm" fo:padding-top="0.159cm" fo:padding-bottom="0.159cm" fo:border="0.05pt solid #dddddd"/>
    </style:style>
    <style:style style:name="Tabla27.D10" style:family="table-cell">
      <style:table-cell-properties style:vertical-align="middle" fo:padding-left="0.265cm" fo:padding-right="0.265cm" fo:padding-top="0.159cm" fo:padding-bottom="0.159cm" fo:border="0.05pt solid #dddddd"/>
    </style:style>
    <style:style style:name="Tabla28" style:family="table">
      <style:table-properties style:width="11.453cm" table:align="left"/>
    </style:style>
    <style:style style:name="Tabla28.A" style:family="table-column">
      <style:table-column-properties style:column-width="5.052cm"/>
    </style:style>
    <style:style style:name="Tabla28.B" style:family="table-column">
      <style:table-column-properties style:column-width="1.884cm"/>
    </style:style>
    <style:style style:name="Tabla28.C" style:family="table-column">
      <style:table-column-properties style:column-width="1.896cm"/>
    </style:style>
    <style:style style:name="Tabla28.D" style:family="table-column">
      <style:table-column-properties style:column-width="2.621cm"/>
    </style:style>
    <style:style style:name="Tabla28.1" style:family="table-row">
      <style:table-row-properties fo:background-color="transparent">
        <style:background-image/>
      </style:table-row-properties>
    </style:style>
    <style:style style:name="Tabla28.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8.A2" style:family="table-cell">
      <style:table-cell-properties style:vertical-align="middle" fo:padding-left="0.265cm" fo:padding-right="0.265cm" fo:padding-top="0.159cm" fo:padding-bottom="0.159cm" fo:border="0.05pt solid #dddddd"/>
    </style:style>
    <style:style style:name="Tabla28.B2" style:family="table-cell">
      <style:table-cell-properties style:vertical-align="middle" fo:padding-left="0.265cm" fo:padding-right="0.265cm" fo:padding-top="0.159cm" fo:padding-bottom="0.159cm" fo:border="0.05pt solid #dddddd"/>
    </style:style>
    <style:style style:name="Tabla28.C2" style:family="table-cell">
      <style:table-cell-properties style:vertical-align="middle" fo:padding-left="0.265cm" fo:padding-right="0.265cm" fo:padding-top="0.159cm" fo:padding-bottom="0.159cm" fo:border="0.05pt solid #dddddd"/>
    </style:style>
    <style:style style:name="Tabla28.D2" style:family="table-cell">
      <style:table-cell-properties style:vertical-align="middle" fo:padding-left="0.265cm" fo:padding-right="0.265cm" fo:padding-top="0.159cm" fo:padding-bottom="0.159cm" fo:border="0.05pt solid #dddddd"/>
    </style:style>
    <style:style style:name="Tabla28.A3" style:family="table-cell">
      <style:table-cell-properties style:vertical-align="middle" fo:padding-left="0.265cm" fo:padding-right="0.265cm" fo:padding-top="0.159cm" fo:padding-bottom="0.159cm" fo:border="0.05pt solid #dddddd"/>
    </style:style>
    <style:style style:name="Tabla28.B3" style:family="table-cell">
      <style:table-cell-properties style:vertical-align="middle" fo:padding-left="0.265cm" fo:padding-right="0.265cm" fo:padding-top="0.159cm" fo:padding-bottom="0.159cm" fo:border="0.05pt solid #dddddd"/>
    </style:style>
    <style:style style:name="Tabla28.C3" style:family="table-cell">
      <style:table-cell-properties style:vertical-align="middle" fo:padding-left="0.265cm" fo:padding-right="0.265cm" fo:padding-top="0.159cm" fo:padding-bottom="0.159cm" fo:border="0.05pt solid #dddddd"/>
    </style:style>
    <style:style style:name="Tabla28.D3" style:family="table-cell">
      <style:table-cell-properties style:vertical-align="middle" fo:padding-left="0.265cm" fo:padding-right="0.265cm" fo:padding-top="0.159cm" fo:padding-bottom="0.159cm" fo:border="0.05pt solid #dddddd"/>
    </style:style>
    <style:style style:name="Tabla29" style:family="table">
      <style:table-properties style:width="10.83cm" table:align="left"/>
    </style:style>
    <style:style style:name="Tabla29.A" style:family="table-column">
      <style:table-column-properties style:column-width="1.91cm"/>
    </style:style>
    <style:style style:name="Tabla29.B" style:family="table-column">
      <style:table-column-properties style:column-width="4.396cm"/>
    </style:style>
    <style:style style:name="Tabla29.C" style:family="table-column">
      <style:table-column-properties style:column-width="4.524cm"/>
    </style:style>
    <style:style style:name="Tabla29.1" style:family="table-row">
      <style:table-row-properties fo:background-color="transparent">
        <style:background-image/>
      </style:table-row-properties>
    </style:style>
    <style:style style:name="Tabla29.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9.A3" style:family="table-cell">
      <style:table-cell-properties style:vertical-align="middle" fo:padding-left="0.265cm" fo:padding-right="0.265cm" fo:padding-top="0.159cm" fo:padding-bottom="0.159cm" fo:border="0.05pt solid #dddddd"/>
    </style:style>
    <style:style style:name="Tabla29.B3" style:family="table-cell">
      <style:table-cell-properties style:vertical-align="middle" fo:padding-left="0.265cm" fo:padding-right="0.265cm" fo:padding-top="0.159cm" fo:padding-bottom="0.159cm" fo:border="0.05pt solid #dddddd"/>
    </style:style>
    <style:style style:name="Tabla29.C3" style:family="table-cell">
      <style:table-cell-properties style:vertical-align="middle" fo:padding-left="0.265cm" fo:padding-right="0.265cm" fo:padding-top="0.159cm" fo:padding-bottom="0.159cm" fo:border="0.05pt solid #dddddd"/>
    </style:style>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333333" style:font-name="open sans" fo:font-size="25.5pt" fo:font-style="normal" fo:font-weight="normal"/>
    </style:style>
    <style:style style:name="P3" style:family="paragraph" style:parent-style-name="Text_20_body">
      <style:paragraph-properties style:line-height-at-least="0.582cm"/>
      <style:text-properties officeooo:paragraph-rsid="0032a729"/>
    </style:style>
    <style:style style:name="P4" style:family="paragraph" style:parent-style-name="Standard">
      <style:text-properties fo:font-variant="normal" fo:text-transform="none" fo:color="#333333" style:font-name="open sans" fo:font-size="25.5pt" fo:font-style="normal" fo:font-weight="normal"/>
    </style:style>
    <style:style style:name="P5" style:family="paragraph" style:parent-style-name="Standard">
      <style:text-properties officeooo:paragraph-rsid="0032a729"/>
    </style:style>
    <style:style style:name="P6"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32a729" officeooo:paragraph-rsid="0032a729" style:font-size-asian="36pt" style:font-size-complex="36pt"/>
    </style:style>
    <style:style style:name="P7" style:family="paragraph" style:parent-style-name="Heading_20_1">
      <style:text-properties fo:font-variant="normal" fo:text-transform="none" fo:color="#333333" style:font-name="open sans" fo:font-size="25.5pt" fo:font-style="normal" fo:font-weight="normal" officeooo:paragraph-rsid="0032a729"/>
    </style:style>
    <style:style style:name="P8" style:family="paragraph" style:parent-style-name="Heading_20_1">
      <style:text-properties fo:color="#333333" style:font-name="open sans" fo:font-size="25.5pt" fo:font-weight="normal" officeooo:paragraph-rsid="0032a729"/>
    </style:style>
    <style:style style:name="P9" style:family="paragraph" style:parent-style-name="Heading_20_6">
      <style:paragraph-properties fo:margin-left="0cm" fo:margin-right="0cm" fo:margin-top="0.635cm" fo:margin-bottom="0.37cm" style:contextual-spacing="false" fo:line-height="130%" fo:text-indent="0cm" style:auto-text-indent="false"/>
      <style:text-properties officeooo:paragraph-rsid="0032a729"/>
    </style:style>
    <style:style style:name="P10" style:family="paragraph" style:parent-style-name="Heading_20_6">
      <style:paragraph-properties fo:margin-left="0cm" fo:margin-right="0cm" fo:margin-top="0.635cm" fo:margin-bottom="0.37cm" style:contextual-spacing="false" fo:line-height="130%" fo:text-indent="0cm" style:auto-text-indent="false"/>
      <style:text-properties fo:font-variant="normal" fo:text-transform="none" fo:color="#333333" style:font-name="Roboto" fo:font-size="10.5pt" fo:letter-spacing="normal" fo:font-style="normal" fo:font-weight="bold" officeooo:paragraph-rsid="0032a729"/>
    </style:style>
    <style:style style:name="P11" style:family="paragraph" style:parent-style-name="Heading_20_3">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5.75pt" fo:letter-spacing="normal" fo:font-style="normal" fo:font-weight="normal" officeooo:paragraph-rsid="0032a729"/>
    </style:style>
    <style:style style:name="P12" style:family="paragraph" style:parent-style-name="Heading_20_3">
      <style:paragraph-properties fo:margin-left="0cm" fo:margin-right="0cm" fo:margin-top="0.635cm" fo:margin-bottom="0.37cm" style:contextual-spacing="false" fo:line-height="130%" fo:text-indent="0cm" style:auto-text-indent="false" fo:break-before="page"/>
      <style:text-properties fo:font-variant="normal" fo:text-transform="none" fo:color="#333333" style:font-name="open sans" fo:font-size="15.75pt" fo:letter-spacing="normal" fo:font-style="normal" fo:font-weight="normal" officeooo:paragraph-rsid="0032a729"/>
    </style:style>
    <style:style style:name="P13" style:family="paragraph" style:parent-style-name="Preformatted_20_Text">
      <style:paragraph-properties fo:margin-left="0cm" fo:margin-right="0cm" fo:margin-top="0.265cm" fo:margin-bottom="0.265cm" style:contextual-spacing="false" style:line-height-at-least="0.582cm" fo:text-indent="0cm" style:auto-text-indent="false" fo:padding-left="0.265cm" fo:padding-right="0.265cm" fo:padding-top="0.159cm" fo:padding-bottom="0.159cm" fo:border="0.06pt solid #dddddd"/>
      <style:text-properties officeooo:paragraph-rsid="0032a729"/>
    </style:style>
    <style:style style:name="P14"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officeooo:paragraph-rsid="0032a729"/>
    </style:style>
    <style:style style:name="P15"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2a729"/>
    </style:style>
    <style:style style:name="P16"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fo:letter-spacing="normal" officeooo:paragraph-rsid="0032a729"/>
    </style:style>
    <style:style style:name="P17" style:family="paragraph" style:parent-style-name="Text_20_body">
      <style:paragraph-properties fo:margin-left="0cm" fo:margin-right="0cm" fo:margin-top="0.265cm" fo:margin-bottom="0.265cm" style:contextual-spacing="false" style:line-height-at-least="0.582cm" fo:text-align="center" style:justify-single-word="false" fo:text-indent="0cm" style:auto-text-indent="false"/>
      <style:text-properties fo:font-variant="normal" fo:text-transform="none" fo:color="#222222" fo:letter-spacing="normal" officeooo:paragraph-rsid="0032a729"/>
    </style:style>
    <style:style style:name="P18" style:family="paragraph" style:parent-style-name="Text_20_body">
      <style:paragraph-properties fo:margin-left="0cm" fo:margin-right="0cm" fo:margin-top="0.265cm" fo:margin-bottom="0.265cm" style:contextual-spacing="false" style:line-height-at-least="0.582cm" fo:text-indent="0cm" style:auto-text-indent="false"/>
      <style:text-properties officeooo:paragraph-rsid="0032a729"/>
    </style:style>
    <style:style style:name="P19" style:family="paragraph" style:parent-style-name="Text_20_body">
      <style:paragraph-properties fo:margin-left="0cm" fo:margin-right="0cm" fo:margin-top="0.265cm" fo:margin-bottom="0.265cm" style:contextual-spacing="false" style:line-height-at-least="0.582cm" fo:text-indent="0cm" style:auto-text-indent="false" fo:padding="0cm" fo:border="none"/>
      <style:text-properties officeooo:paragraph-rsid="0032a729"/>
    </style:style>
    <style:style style:name="P20" style:family="paragraph" style:parent-style-name="Text_20_body">
      <style:paragraph-properties fo:margin-left="0cm" fo:margin-right="0cm" fo:margin-top="0.265cm" fo:margin-bottom="0.265cm" style:contextual-spacing="false" style:line-height-at-least="0.582cm" fo:text-indent="0cm" style:auto-text-indent="false" fo:background-color="#efefef" fo:padding="0cm" fo:border="none">
        <style:background-image/>
      </style:paragraph-properties>
      <style:text-properties officeooo:paragraph-rsid="0032a729"/>
    </style:style>
    <style:style style:name="P21" style:family="paragraph" style:parent-style-name="Preformatted_20_Text">
      <style:paragraph-properties fo:margin-left="0cm" fo:margin-right="0cm" fo:margin-top="0.101cm" fo:margin-bottom="0.101cm" style:contextual-spacing="false" fo:text-indent="0cm" style:auto-text-indent="false" fo:padding-left="0.265cm" fo:padding-right="0.265cm" fo:padding-top="0.159cm" fo:padding-bottom="0.159cm" fo:border="0.06pt solid #dddddd"/>
      <style:text-properties officeooo:paragraph-rsid="0032a729"/>
    </style:style>
    <style:style style:name="P22" style:family="paragraph" style:parent-style-name="List_20_Contents">
      <style:paragraph-properties fo:margin-left="0cm" fo:margin-right="0cm" fo:margin-top="0cm" fo:margin-bottom="0.499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2a729"/>
    </style:style>
    <style:style style:name="P23" style:family="paragraph" style:parent-style-name="Heading_20_2">
      <style:paragraph-properties fo:margin-left="0cm" fo:margin-right="0cm" fo:margin-top="0.688cm" fo:margin-bottom="0.529cm" style:contextual-spacing="false" fo:text-indent="0cm" style:auto-text-indent="false"/>
      <style:text-properties fo:font-variant="normal" fo:text-transform="none" fo:color="#333333" style:font-name="open sans" fo:font-size="19.5pt" fo:font-style="normal" fo:font-weight="normal" officeooo:paragraph-rsid="0032a729"/>
    </style:style>
    <style:style style:name="P24" style:family="paragraph" style:parent-style-name="Heading_20_2">
      <style:paragraph-properties fo:margin-left="0cm" fo:margin-right="0cm" fo:margin-top="0.688cm" fo:margin-bottom="0.529cm" style:contextual-spacing="false" style:line-height-at-least="0.582cm" fo:text-indent="0cm" style:auto-text-indent="false"/>
      <style:text-properties fo:font-variant="normal" fo:text-transform="none" fo:color="#333333" style:font-name="open sans" fo:font-size="19.5pt" fo:letter-spacing="normal" fo:font-style="normal" fo:font-weight="normal" officeooo:paragraph-rsid="0032a729"/>
    </style:style>
    <style:style style:name="P25" style:family="paragraph" style:parent-style-name="Heading_20_2">
      <style:paragraph-properties fo:margin-left="0cm" fo:margin-right="0cm" fo:margin-top="0cm" fo:margin-bottom="0cm" style:contextual-spacing="false" fo:text-indent="0cm" style:auto-text-indent="false"/>
      <style:text-properties fo:font-variant="normal" fo:text-transform="none" fo:color="#333333" style:font-name="open sans" fo:font-size="19.5pt" fo:font-style="normal" fo:font-weight="normal" officeooo:paragraph-rsid="0032a729"/>
    </style:style>
    <style:style style:name="P26"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22222" style:font-name="Roboto" fo:font-size="10.5pt" fo:letter-spacing="normal" fo:font-style="normal" fo:font-weight="normal" officeooo:paragraph-rsid="0032a729"/>
    </style:style>
    <style:style style:name="P27" style:family="paragraph" style:parent-style-name="Text_20_body">
      <style:paragraph-properties fo:margin-left="0cm" fo:margin-right="0cm" fo:margin-top="0cm" fo:margin-bottom="0cm" style:contextual-spacing="false" fo:text-indent="0cm" style:auto-text-indent="false"/>
      <style:text-properties officeooo:paragraph-rsid="0032a729"/>
    </style:style>
    <style:style style:name="P28" style:family="paragraph" style:parent-style-name="Text_20_body">
      <style:paragraph-properties fo:margin-left="0cm" fo:margin-right="0cm" fo:margin-top="0cm" fo:margin-bottom="0cm" style:contextual-spacing="false" fo:text-indent="0cm" style:auto-text-indent="false" fo:break-before="page"/>
      <style:text-properties officeooo:paragraph-rsid="0032a729"/>
    </style:style>
    <style:style style:name="P29" style:family="paragraph" style:parent-style-name="Text_20_body">
      <style:paragraph-properties fo:margin-left="0cm" fo:margin-right="0cm" fo:margin-top="0cm" fo:margin-bottom="0.265cm" style:contextual-spacing="false" style:line-height-at-least="0.582cm" fo:text-indent="0cm" style:auto-text-indent="false"/>
      <style:text-properties officeooo:paragraph-rsid="0032a729"/>
    </style:style>
    <style:style style:name="P30"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2a729"/>
    </style:style>
    <style:style style:name="P31" style:family="paragraph" style:parent-style-name="Text_20_body">
      <style:paragraph-properties fo:margin-left="0cm" fo:margin-right="0cm" style:line-height-at-least="0.582cm" fo:text-indent="0cm" style:auto-text-indent="false"/>
      <style:text-properties officeooo:paragraph-rsid="0032a729"/>
    </style:style>
    <style:style style:name="P32" style:family="paragraph" style:parent-style-name="Text_20_body">
      <style:paragraph-properties fo:margin-left="0cm" fo:margin-right="0cm" style:line-height-at-least="0.582cm" fo:text-indent="0cm" style:auto-text-indent="false"/>
      <style:text-properties fo:font-variant="normal" fo:text-transform="none" fo:color="#222222" style:font-name="Roboto" fo:font-size="10.5pt" fo:letter-spacing="normal" fo:font-style="normal" fo:font-weight="normal" officeooo:paragraph-rsid="0032a729"/>
    </style:style>
    <style:style style:name="P33"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text-properties officeooo:paragraph-rsid="0032a729"/>
    </style:style>
    <style:style style:name="P34"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officeooo:paragraph-rsid="0032a729"/>
    </style:style>
    <style:style style:name="P35" style:family="paragraph" style:parent-style-name="Preformatted_20_Text">
      <style:paragraph-properties fo:margin-top="0.101cm" fo:margin-bottom="0.101cm" style:contextual-spacing="false" fo:padding-left="0.265cm" fo:padding-right="0.265cm" fo:padding-top="0.159cm" fo:padding-bottom="0.159cm" fo:border="0.06pt solid #dddddd"/>
      <style:text-properties officeooo:paragraph-rsid="0032a729"/>
    </style:style>
    <style:style style:name="P36" style:family="paragraph" style:parent-style-name="List_20_Contents">
      <style:paragraph-properties fo:margin-top="0cm" fo:margin-bottom="0.499cm" style:contextual-spacing="false" style:line-height-at-least="0.582cm"/>
      <style:text-properties fo:font-variant="normal" fo:text-transform="none" fo:color="#222222" style:font-name="Roboto" fo:font-size="10.5pt" fo:letter-spacing="normal" fo:font-style="normal" fo:font-weight="normal" officeooo:paragraph-rsid="0032a729"/>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able_20_Heading">
      <style:paragraph-properties fo:text-align="start" style:justify-single-word="false"/>
      <style:text-properties fo:color="#ffffff" officeooo:paragraph-rsid="0032a729"/>
    </style:style>
    <style:style style:name="P41" style:family="paragraph" style:parent-style-name="Table_20_Heading">
      <style:paragraph-properties fo:text-align="center" style:justify-single-word="false"/>
      <style:text-properties fo:color="#ffffff" officeooo:paragraph-rsid="0032a729"/>
    </style:style>
    <style:style style:name="P42" style:family="paragraph" style:parent-style-name="Table_20_Contents">
      <style:text-properties officeooo:paragraph-rsid="0032a729"/>
    </style:style>
    <style:style style:name="P43" style:family="paragraph" style:parent-style-name="Text_20_body">
      <style:text-properties fo:font-variant="normal" fo:text-transform="none" fo:color="#333333" style:font-name="open sans" fo:font-size="25.5pt" fo:font-style="normal" fo:font-weight="normal" officeooo:paragraph-rsid="00352e22"/>
    </style:style>
    <style:style style:name="P44"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2a729"/>
    </style:style>
    <style:style style:name="P45"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2a729"/>
    </style:style>
    <style:style style:name="P46"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2a729"/>
    </style:style>
    <style:style style:name="P47" style:family="paragraph" style:parent-style-name="Text_20_body" style:list-style-name="L4">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2a729"/>
    </style:style>
    <style:style style:name="P48" style:family="paragraph" style:parent-style-name="Text_20_body" style:list-style-name="L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2a729"/>
    </style:style>
    <style:style style:name="P49" style:family="paragraph" style:parent-style-name="Text_20_body" style:list-style-name="L8">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2a729"/>
    </style:style>
    <style:style style:name="P50" style:family="paragraph" style:parent-style-name="Text_20_body" style:list-style-name="L9">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2a729"/>
    </style:style>
    <style:style style:name="P51"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officeooo:paragraph-rsid="0032a729"/>
    </style:style>
    <style:style style:name="P52" style:family="paragraph" style:parent-style-name="Text_20_body" style:list-style-name="L7">
      <style:paragraph-properties fo:margin-left="0cm" fo:margin-right="0.265cm" fo:margin-top="0.265cm" fo:margin-bottom="0.265cm" style:contextual-spacing="false" style:line-height-at-least="0.582cm" fo:text-indent="0cm" style:auto-text-indent="false" fo:padding="0cm" fo:border="none"/>
      <style:text-properties officeooo:paragraph-rsid="0032a729"/>
    </style:style>
    <style:style style:name="P53" style:family="paragraph" style:parent-style-name="Text_20_body" style:list-style-name="L6">
      <style:paragraph-properties fo:margin-left="0cm" fo:margin-right="0.101cm" fo:margin-top="0.101cm" fo:margin-bottom="0.101cm" style:contextual-spacing="false" style:line-height-at-least="0.582cm" fo:text-indent="0cm" style:auto-text-indent="false" fo:padding="0cm" fo:border="none"/>
      <style:text-properties officeooo:paragraph-rsid="0032a729"/>
    </style:style>
    <style:style style:name="P54"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1fa1b8" style:font-size-asian="36pt" style:font-size-complex="36pt"/>
    </style:style>
    <style:style style:name="P55"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24pt" fo:font-style="normal" fo:font-weight="normal" officeooo:rsid="003f26af" officeooo:paragraph-rsid="00352e22" style:font-size-asian="24pt" style:font-size-complex="24pt"/>
    </style:style>
    <style:style style:name="P56" style:family="paragraph" style:parent-style-name="Heading_20_1">
      <style:paragraph-properties fo:break-before="page"/>
      <style:text-properties fo:color="#333333" style:font-name="open sans" fo:font-size="25.5pt" fo:font-weight="normal" officeooo:rsid="00137f4c" officeooo:paragraph-rsid="0032a729"/>
    </style:style>
    <style:style style:name="P57" style:family="paragraph" style:parent-style-name="Heading_20_1">
      <style:text-properties fo:font-variant="normal" fo:text-transform="none" fo:color="#333333" style:font-name="open sans" fo:font-size="25.5pt" fo:font-style="normal" fo:font-weight="normal"/>
    </style:style>
    <style:style style:name="T1" style:family="text">
      <style:text-properties fo:font-variant="normal" fo:text-transform="none" fo:color="#222222" style:font-name="Roboto" fo:font-size="10.5pt" fo:letter-spacing="normal" fo:font-style="normal" fo:font-weight="normal"/>
    </style:style>
    <style:style style:name="T2" style:family="text">
      <style:text-properties fo:font-variant="normal" fo:text-transform="none" fo:color="#222222" style:font-name="Roboto" fo:font-size="10.5pt" fo:letter-spacing="normal" fo:font-style="italic" fo:font-weight="normal"/>
    </style:style>
    <style:style style:name="T3" style:family="text">
      <style:text-properties fo:font-variant="normal" fo:text-transform="none" fo:color="#222222" fo:letter-spacing="normal"/>
    </style:style>
    <style:style style:name="T4"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5" style:family="text">
      <style:text-properties fo:font-variant="normal" fo:text-transform="none" fo:color="#4285f4" style:text-line-through-style="none" style:text-line-through-type="none" style:font-name="Droid Sans Mono" fo:font-size="10.5pt" fo:letter-spacing="normal" fo:font-style="normal" style:text-underline-style="none" fo:font-weight="normal" style:text-blinking="false"/>
    </style:style>
    <style:style style:name="T6" style:family="text">
      <style:text-properties fo:font-variant="normal" fo:text-transform="none" fo:color="#007000" style:font-name="Droid Sans Mono" fo:font-size="10.5pt" fo:letter-spacing="normal" fo:font-style="normal" fo:font-weight="normal"/>
    </style:style>
    <style:style style:name="T7" style:family="text">
      <style:text-properties fo:font-variant="normal" fo:text-transform="none" fo:color="#000000" style:font-name="Droid Sans Mono" fo:font-size="9.75pt"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666600" style:font-name="Droid Sans Mono" fo:font-size="9.75pt" fo:letter-spacing="normal" fo:font-style="normal" fo:font-weight="normal"/>
    </style:style>
    <style:style style:name="T10" style:family="text">
      <style:text-properties fo:font-variant="normal" fo:text-transform="none" fo:color="#006666" style:font-name="Droid Sans Mono" fo:font-size="9.75pt" fo:letter-spacing="normal" fo:font-style="normal" fo:font-weight="normal"/>
    </style:style>
    <style:style style:name="T11" style:family="text">
      <style:text-properties fo:font-variant="normal" fo:text-transform="none" fo:color="#008800" style:font-name="Droid Sans Mono" fo:font-size="9.75pt" fo:letter-spacing="normal" fo:font-style="normal" fo:font-weight="normal"/>
    </style:style>
    <style:style style:name="T12" style:family="text">
      <style:text-properties fo:font-variant="normal" fo:text-transform="none" fo:color="#000088" style:font-name="Droid Sans Mono" fo:font-size="9.75pt" fo:letter-spacing="normal" fo:font-style="normal" fo:font-weight="normal"/>
    </style:style>
    <style:style style:name="T13" style:family="text">
      <style:text-properties fo:font-variant="normal" fo:text-transform="none" fo:color="#880000" style:font-name="Droid Sans Mono" fo:font-size="9.75pt" fo:letter-spacing="normal" fo:font-style="normal" fo:font-weight="normal"/>
    </style:style>
    <style:style style:name="T14" style:family="text">
      <style:text-properties fo:font-variant="normal" fo:text-transform="none" fo:color="#333333" style:font-name="Droid Sans Mono" fo:font-size="10.5pt" fo:letter-spacing="normal" fo:font-style="normal" fo:font-weight="bold"/>
    </style:style>
    <style:style style:name="T15" style:family="text">
      <style:text-properties fo:font-variant="normal" fo:text-transform="none" fo:color="#660066" style:font-name="Droid Sans Mono" fo:font-size="9.75pt" fo:letter-spacing="normal" fo:font-style="normal" fo:font-weight="normal"/>
    </style:style>
    <style:style style:name="T16" style:family="text">
      <style:text-properties fo:color="#007000" style:font-name="Droid Sans Mono"/>
    </style:style>
    <style:style style:name="T17" style:family="text">
      <style:text-properties fo:color="#777777" style:font-name="Roboto" fo:font-size="10.5pt" fo:letter-spacing="normal" fo:font-style="italic"/>
    </style:style>
    <style:style style:name="T18" style:family="text">
      <style:text-properties fo:color="#777777" style:font-name="Roboto" fo:font-size="10.5pt" fo:letter-spacing="normal" fo:font-style="italic" officeooo:rsid="0023ddc6"/>
    </style:style>
    <style:style style:name="T19" style:family="text">
      <style:text-properties fo:color="#4285f4" style:text-line-through-style="none" style:text-line-through-type="none" style:font-name="Roboto" fo:font-size="10.5pt" fo:letter-spacing="normal" fo:font-style="italic" style:text-underline-style="none" style:text-blinking="false"/>
    </style:style>
    <style:style style:name="T20" style:family="text">
      <style:text-properties fo:color="#4285f4" style:text-line-through-style="none" style:text-line-through-type="none" style:font-name="Roboto" fo:font-size="10.5pt" fo:letter-spacing="normal" fo:font-style="italic" style:text-underline-style="none" officeooo:rsid="0023ddc6" style:text-blinking="false"/>
    </style:style>
    <style:style style:name="T21" style:family="text">
      <style:text-properties officeooo:rsid="00352e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9" text:anchor-type="page" text:anchor-page-number="1" svg:x="4.918cm" svg:y="3.228cm" svg:width="10.583cm" svg:height="5.741cm" draw:z-index="23">
        <draw:image xlink:href="https://lh3.googleusercontent.com/TwNXlBxQ-5KqjrzuN6KgiCfGHFolQR8Akka6kYVIgkFogyP9v7Jhug9uOntDxIAPr1L40xz0K3ZfZoFSmUFXRn7pSqgKV8iYAqJ4jhes0HrtvEb3RJN4FZkG9ceuWDqYCI1T" xlink:type="simple" xlink:show="embed" xlink:actuate="onLoad"/>
      </draw:frame>
      <text:p text:style-name="P4"/>
      <text:p text:style-name="P4"/>
      <text:p text:style-name="P4"/>
      <text:p text:style-name="P4"><text:bookmark text:name="docs-internal-guid-d924d5e3-85ff-1010-a3f4-a83611e42ced"/></text:p>
      <text:p text:style-name="P2"/>
      <text:p text:style-name="P2"/>
      <text:p text:style-name="P54"><text:s/>GOOGLE APP ENGINE</text:p>
      <text:p text:style-name="P55">CHAPTER <text:span text:style-name="T21">6</text:span></text:p>
      <text:p text:style-name="P6">PHP: MODULES</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38"><text:a xlink:type="simple" xlink:href="#__RefHeading__92920_1631246758" text:style-name="Index_20_Link" text:visited-style-name="Index_20_Link"><text:span text:style-name="T1">MODULES<text:tab/>3</text:span></text:a></text:p>
          <text:p text:style-name="P38"><text:a xlink:type="simple" xlink:href="#__RefHeading__92922_1631246758" text:style-name="Index_20_Link" text:visited-style-name="Index_20_Link"><text:span text:style-name="T1">App Engine Modules in PHP<text:tab/>3</text:span></text:a></text:p>
          <text:p text:style-name="P39"><text:a xlink:type="simple" xlink:href="#__RefHeading__92924_1631246758" text:style-name="Index_20_Link" text:visited-style-name="Index_20_Link"><text:span text:style-name="T1">Application hierarchy<text:tab/>3</text:span></text:a></text:p>
          <text:p text:style-name="P39"><text:a xlink:type="simple" xlink:href="#__RefHeading__92926_1631246758" text:style-name="Index_20_Link" text:visited-style-name="Index_20_Link"><text:span text:style-name="T1">Instance scaling and class<text:tab/>4</text:span></text:a></text:p>
          <text:p text:style-name="P37"><text:a xlink:type="simple" xlink:href="#__RefHeading__92928_1631246758" text:style-name="Index_20_Link" text:visited-style-name="Index_20_Link"><text:span text:style-name="T1">Scaling Types<text:tab/>5</text:span></text:a></text:p>
          <text:p text:style-name="P37"><text:a xlink:type="simple" xlink:href="#__RefHeading__92930_1631246758" text:style-name="Index_20_Link" text:visited-style-name="Index_20_Link"><text:span text:style-name="T1">Instance classes<text:tab/>7</text:span></text:a></text:p>
          <text:p text:style-name="P39"><text:a xlink:type="simple" xlink:href="#__RefHeading__92932_1631246758" text:style-name="Index_20_Link" text:visited-style-name="Index_20_Link"><text:span text:style-name="T1">Configuration<text:tab/>7</text:span></text:a></text:p>
          <text:p text:style-name="P37"><text:a xlink:type="simple" xlink:href="#__RefHeading__92934_1631246758" text:style-name="Index_20_Link" text:visited-style-name="Index_20_Link"><text:span text:style-name="T1">Manual Scaling<text:tab/>9</text:span></text:a></text:p>
          <text:p text:style-name="P37"><text:a xlink:type="simple" xlink:href="#__RefHeading__92936_1631246758" text:style-name="Index_20_Link" text:visited-style-name="Index_20_Link"><text:span text:style-name="T1">Basic Scaling<text:tab/>9</text:span></text:a></text:p>
          <text:p text:style-name="P37"><text:a xlink:type="simple" xlink:href="#__RefHeading__92938_1631246758" text:style-name="Index_20_Link" text:visited-style-name="Index_20_Link"><text:span text:style-name="T1">Automatic Scaling<text:tab/>10</text:span></text:a></text:p>
          <text:p text:style-name="P37"><text:a xlink:type="simple" xlink:href="#__RefHeading__92940_1631246758" text:style-name="Index_20_Link" text:visited-style-name="Index_20_Link"><text:span text:style-name="T1">The default module<text:tab/>12</text:span></text:a></text:p>
          <text:p text:style-name="P37"><text:a xlink:type="simple" xlink:href="#__RefHeading__92942_1631246758" text:style-name="Index_20_Link" text:visited-style-name="Index_20_Link"><text:span text:style-name="T1">Optional configuration files<text:tab/>13</text:span></text:a></text:p>
          <text:p text:style-name="P37"><text:a xlink:type="simple" xlink:href="#__RefHeading__92944_1631246758" text:style-name="Index_20_Link" text:visited-style-name="Index_20_Link"><text:span text:style-name="T1">An example<text:tab/>13</text:span></text:a></text:p>
          <text:p text:style-name="P39"><text:a xlink:type="simple" xlink:href="#__RefHeading__92946_1631246758" text:style-name="Index_20_Link" text:visited-style-name="Index_20_Link"><text:span text:style-name="T1">Uploading modules<text:tab/>15</text:span></text:a></text:p>
          <text:p text:style-name="P39"><text:a xlink:type="simple" xlink:href="#__RefHeading__92948_1631246758" text:style-name="Index_20_Link" text:visited-style-name="Index_20_Link"><text:span text:style-name="T1">Instance states<text:tab/>15</text:span></text:a></text:p>
          <text:p text:style-name="P37"><text:a xlink:type="simple" xlink:href="#__RefHeading__92950_1631246758" text:style-name="Index_20_Link" text:visited-style-name="Index_20_Link"><text:span text:style-name="T1">Startup<text:tab/>15</text:span></text:a></text:p>
          <text:p text:style-name="P39"><text:a xlink:type="simple" xlink:href="#__RefHeading__92952_1631246758" text:style-name="Index_20_Link" text:visited-style-name="Index_20_Link"><text:span text:style-name="T1">Instance uptime<text:tab/>16</text:span></text:a></text:p>
          <text:p text:style-name="P39"><text:a xlink:type="simple" xlink:href="#__RefHeading__92954_1631246758" text:style-name="Index_20_Link" text:visited-style-name="Index_20_Link"><text:span text:style-name="T1">Monitoring resource usage<text:tab/>17</text:span></text:a></text:p>
          <text:p text:style-name="P39"><text:a xlink:type="simple" xlink:href="#__RefHeading__92956_1631246758" text:style-name="Index_20_Link" text:visited-style-name="Index_20_Link"><text:span text:style-name="T1">Logging<text:tab/>17</text:span></text:a></text:p>
          <text:p text:style-name="P39"><text:a xlink:type="simple" xlink:href="#__RefHeading__92958_1631246758" text:style-name="Index_20_Link" text:visited-style-name="Index_20_Link"><text:span text:style-name="T1">Communication between modules<text:tab/>17</text:span></text:a></text:p>
          <text:p text:style-name="P39"><text:a xlink:type="simple" xlink:href="#__RefHeading__92960_1631246758" text:style-name="Index_20_Link" text:visited-style-name="Index_20_Link"><text:span text:style-name="T1">Limits<text:tab/>19</text:span></text:a></text:p>
          <text:p text:style-name="P38"><text:a xlink:type="simple" xlink:href="#__RefHeading__92962_1631246758" text:style-name="Index_20_Link" text:visited-style-name="Index_20_Link"><text:span text:style-name="T1">Routing Requests to Modules<text:tab/>20</text:span></text:a></text:p>
          <text:p text:style-name="P39"><text:a xlink:type="simple" xlink:href="#__RefHeading__92964_1631246758" text:style-name="Index_20_Link" text:visited-style-name="Index_20_Link"><text:span text:style-name="T1">Addressing instances<text:tab/>20</text:span></text:a></text:p>
          <text:p text:style-name="P39"><text:a xlink:type="simple" xlink:href="#__RefHeading__92966_1631246758" text:style-name="Index_20_Link" text:visited-style-name="Index_20_Link"><text:span text:style-name="T1">Dispatch file<text:tab/>21</text:span></text:a></text:p>
          <text:p text:style-name="P39"><text:a xlink:type="simple" xlink:href="#__RefHeading__92968_1631246758" text:style-name="Index_20_Link" text:visited-style-name="Index_20_Link"><text:span text:style-name="T1">Routing in the development server<text:tab/>23</text:span></text:a></text:p>
          <text:p text:style-name="P37"><text:a xlink:type="simple" xlink:href="#__RefHeading__92970_1631246758" text:style-name="Index_20_Link" text:visited-style-name="Index_20_Link"><text:span text:style-name="T1">Addressing instances<text:tab/>23</text:span></text:a></text:p>
          <text:p text:style-name="P37"><text:a xlink:type="simple" xlink:href="#__RefHeading__92972_1631246758" text:style-name="Index_20_Link" text:visited-style-name="Index_20_Link"><text:span text:style-name="T1">Dispatch files<text:tab/>24</text:span></text:a></text:p>
          <text:p text:style-name="P37"><text:a xlink:type="simple" xlink:href="#__RefHeading__92974_1631246758" text:style-name="Index_20_Link" text:visited-style-name="Index_20_Link"><text:span text:style-name="T1">Dispatch files and cron files<text:tab/>24</text:span></text:a></text:p>
        </text:index-body>
      </text:table-of-content>
      <text:h text:style-name="P57" text:outline-level="1"><text:soft-page-break/></text:h>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T18">Información extraida de la documentación oficial de GOOGLE APP ENGINE, recopilada en PDF para su mejor distribucción. </text:span><text:span text:style-name="T17">A menos que se indique lo contrario, el contenido de esta página tiene la </text:span><text:a xlink:type="simple" xlink:href="http://creativecommons.org/licenses/by/3.0/"><text:span text:style-name="T19">Licencia de Creative Commons Atribución 3.0</text:span></text:a><text:span text:style-name="T17">, y las muestras de código tienen la </text:span><text:a xlink:type="simple" xlink:href="http://www.apache.org/licenses/LICENSE-2.0"><text:span text:style-name="T19">Licencia Apache 2.0</text:span></text:a><text:span text:style-name="T17">. Para obtener más información, consulta las </text:span><text:a xlink:type="simple" xlink:href="https://cloud.google.com/site-policies"><text:span text:style-name="T20">Políticas de Google App Engine</text:span></text:a><text:span text:style-name="T17">.</text:span></text:p>
      <text:h text:style-name="P56" text:outline-level="1"><text:bookmark-start text:name="__RefHeading__92920_1631246758"/>MODULES<text:bookmark-end text:name="__RefHeading__92920_1631246758"/></text:h>
      <text:h text:style-name="P8" text:outline-level="1"><text:bookmark-start text:name="__RefHeading__92922_1631246758"/>App Engine Modules in PHP<text:bookmark-end text:name="__RefHeading__92922_1631246758"/></text:h>
      <text:p text:style-name="P26">App Engine Modules (or just "Modules" hereafter) is a feature that lets developers factor large applications into logical components that can share stateful services and communicate in a secure fashion. An app that handles customer requests might include separate modules to handle other tasks, such as:</text:p>
      <text:list xml:id="list261163648490391910" text:style-name="L1">
        <text:list-item>
          <text:p text:style-name="P44">API requests from mobile devices</text:p>
        </text:list-item>
        <text:list-item>
          <text:p text:style-name="P44">Internal, admin-like requests</text:p>
        </text:list-item>
        <text:list-item>
          <text:p text:style-name="P44">Backend processing such as billing pipelines and data analysis</text:p>
        </text:list-item>
      </text:list>
      <text:p text:style-name="P15">Modules can be configured to use different runtimes and to operate with different performance settings.</text:p>
      <text:h text:style-name="P25" text:outline-level="2"><text:bookmark-start text:name="__RefHeading__92924_1631246758"/><text:bookmark text:name="PHP_Application_hierarchy"/>Application hierarchy<text:bookmark-end text:name="__RefHeading__92924_1631246758"/></text:h>
      <text:p text:style-name="P29"><text:span text:style-name="T1">At the highest level, an App Engine application is made up of one or more </text:span><text:span text:style-name="Emphasis"><text:span text:style-name="T2">modules</text:span></text:span><text:span text:style-name="T1">. Each module consists of source code and configuration files. The files used by a module represent a </text:span><text:span text:style-name="Emphasis"><text:span text:style-name="T2">version</text:span></text:span><text:span text:style-name="T1"> of the module. When you deploy a module, you always deploy a specific version of the module. For this reason, whenever we speak of a module, it usually means a version of a module.</text:span></text:p>
      <text:p text:style-name="P15">You can deploy multiple versions of the same module, to account for alternative implementations or progressive upgrades as time goes on.</text:p>
      <text:p text:style-name="P15">Every module and version must have a name. A name can contain numbers, letters, and hyphens. It cannot be longer than 63 characters and cannot start or end with a hyphen.</text:p>
      <text:p text:style-name="P18"><text:span text:style-name="T1">While running, a particular module/version will have one or more </text:span><text:span text:style-name="Emphasis"><text:span text:style-name="T2">instances</text:span></text:span><text:span text:style-name="T1">. Each instance runs its own separate executable. The number of instances running at any time depends on the module's scaling type and the amount of incoming requests:</text:span></text:p>
      <text:p text:style-name="P17"><text:soft-page-break/><draw:frame draw:style-name="fr3" draw:name="Imagen13" text:anchor-type="as-char" svg:width="12.7cm" svg:height="5.424cm" draw:z-index="24"><draw:image xlink:href="https://cloud.google.com/appengine/docs/images/modules_hierarchy.png" xlink:type="simple" xlink:show="embed" xlink:actuate="onLoad"/><svg:title>Hierarchy graph of modules/versions/instances</svg:title></draw:frame></text:p>
      <text:p text:style-name="P18"><text:span text:style-name="T1">Stateful services (such as Memcache and Task Queues) are shared by all the modules in an application. Every module, version, and instance has its own unique URI (for example, </text:span><text:span text:style-name="Source_20_Text"><text:span text:style-name="T6">v1.my-module.my-app.appspot.com</text:span></text:span><text:span text:style-name="T1">). Incoming user requests are routed to an instance of a particular module/version according to </text:span><text:a xlink:type="simple" xlink:href="https://cloud.google.com/appengine/docs/php/modules/routing"><text:span text:style-name="T4">URL addressing conventions and an optional customized dispatch file</text:span></text:a><text:span text:style-name="T1">.</text:span></text:p>
      <text:p text:style-name="P19"><text:span text:style-name="T1">Please note that in April of 2013, Google stopped issuing SSL certificates for double-wildcard domains hosted at </text:span><text:span text:style-name="Source_20_Text"><text:span text:style-name="T6">appspot.com</text:span></text:span><text:span text:style-name="T1"> (i.e. </text:span><text:span text:style-name="Source_20_Text"><text:span text:style-name="T6">*.*.appspot.com</text:span></text:span><text:span text:style-name="T1">). If you rely on such URLs for HTTPS access to your application, please change any application logic to use "-dot-" instead of ".". For example, to access version "1" of application "myapp" use "https://1-dot-myapp.appspot.com" instead of "https://1.myapp.appspot.com." If you continue to use "https://1.myapp.appspot.com" the certificate will not match, which will result in an error for any User-Agent that expects the URL and certificate to match exactly.</text:span></text:p>
      <text:h text:style-name="P23" text:outline-level="2"><text:bookmark-start text:name="__RefHeading__92926_1631246758"/><text:bookmark text:name="PHP_Instance_scaling_and_class"/>Instance scaling and class<text:bookmark-end text:name="__RefHeading__92926_1631246758"/></text:h>
      <text:p text:style-name="P29"><text:span text:style-name="T1">While an application is running, incoming requests are routed to an existing or new instance of the appropriate module/version. The scaling type of a module/version controls how instances are created. There are three scaling types: </text:span><text:span text:style-name="Emphasis"><text:span text:style-name="T2">manual</text:span></text:span><text:span text:style-name="T1">, </text:span><text:span text:style-name="Emphasis"><text:span text:style-name="T2">basic</text:span></text:span><text:span text:style-name="T1">, and </text:span><text:span text:style-name="Emphasis"><text:span text:style-name="T2">automatic</text:span></text:span><text:span text:style-name="T1">.</text:span></text:p>
      <text:h text:style-name="P10" text:outline-level="6"><text:bookmark text:name="manual_scaling"/>Manual Scaling</text:h>
      <text:p text:style-name="P22">A module with manual scaling runs continuously, allowing you to perform complex initialization and rely on the state of its memory over time.</text:p>
      <text:h text:style-name="P10" text:outline-level="6"><text:bookmark text:name="basic_scaling"/>Basic Scaling</text:h>
      <text:p text:style-name="P22">A module with basic scaling will create an instance when the application receives a request. The instance will be turned down when the app becomes idle. Basic scaling is ideal for work that is intermittent or driven by user activity.</text:p>
      <text:h text:style-name="P10" text:outline-level="6"><text:bookmark text:name="automatic_scaling"/><text:soft-page-break/>Automatic Scaling</text:h>
      <text:p text:style-name="P22">Automatic scaling is the scaling policy that App Engine has used since its inception. It is based on request rate, response latencies, and other application metrics. Previously users could use the Admin Console to configure the automatic scaling parameters (instance class, idle instances and pending latency) for an application's frontend versions only. These settings now apply to every version of every module that has automatic scaling.</text:p>
      <text:p text:style-name="P15">Each scaling type offers a selection of instance classes, with different amounts of CPU and Memory. The following tables list the features of the three types of scaling, and the service levels and costs of the various instance classes:</text:p>
      <text:h text:style-name="P11" text:outline-level="3"><text:bookmark-start text:name="__RefHeading__92928_1631246758"/><text:bookmark text:name="scaling_types"/>Scaling Types<text:bookmark-end text:name="__RefHeading__92928_1631246758"/></text:h>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40">Feature</text:p>
          </table:table-cell>
          <table:table-cell table:style-name="Tabla26.A1" office:value-type="string">
            <text:p text:style-name="P40">Automatic Scaling</text:p>
          </table:table-cell>
          <table:table-cell table:style-name="Tabla26.A1" office:value-type="string">
            <text:p text:style-name="P40">Manual Scaling</text:p>
          </table:table-cell>
          <table:table-cell table:style-name="Tabla26.A1" office:value-type="string">
            <text:p text:style-name="P40">Basic Scaling</text:p>
          </table:table-cell>
        </table:table-row>
        <table:table-row table:style-name="Tabla26.1">
          <table:table-cell table:style-name="Tabla26.A2" office:value-type="string">
            <text:p text:style-name="P42">Deadlines</text:p>
          </table:table-cell>
          <table:table-cell table:style-name="Tabla26.B2" office:value-type="string">
            <text:p text:style-name="P42">60-second deadline for HTTP requests, 10-minute deadline for tasks</text:p>
          </table:table-cell>
          <table:table-cell table:style-name="Tabla26.C2" office:value-type="string">
            <text:p text:style-name="P42">Requests can run indefinitely. A manually-scaled instance can choose to handle `/_ah/start` and execute a program or script for many hours without returning an HTTP response code. Tasks can run up to 24 hours.</text:p>
          </table:table-cell>
          <table:table-cell table:style-name="Tabla26.D2" office:value-type="string">
            <text:p text:style-name="P42">Same as manual scaling.</text:p>
          </table:table-cell>
        </table:table-row>
        <table:table-row table:style-name="Tabla26.1">
          <table:table-cell table:style-name="Tabla26.A3" office:value-type="string">
            <text:p text:style-name="P42">CPU/Memory</text:p>
          </table:table-cell>
          <table:table-cell table:style-name="Tabla26.B3" office:value-type="string">
            <text:p text:style-name="P42">Configurable by selecting an F1, F2, F4, or F4_1G instance class</text:p>
          </table:table-cell>
          <table:table-cell table:style-name="Tabla26.C3" office:value-type="string">
            <text:p text:style-name="P42">Configurable by selecting a B1, B2, B4, B4_1G, or B8 instance class</text:p>
          </table:table-cell>
          <table:table-cell table:style-name="Tabla26.D3" office:value-type="string">
            <text:p text:style-name="P42">Configurable by selecting a B1, B2, B4, B4_1G, or B8 instance class</text:p>
          </table:table-cell>
        </table:table-row>
        <table:table-row table:style-name="Tabla26.1">
          <table:table-cell table:style-name="Tabla26.A4" office:value-type="string">
            <text:p text:style-name="P42">Residence</text:p>
          </table:table-cell>
          <table:table-cell table:style-name="Tabla26.B4" office:value-type="string">
            <text:p text:style-name="P42">Instances are evicted from memory based on usage patterns.</text:p>
          </table:table-cell>
          <table:table-cell table:style-name="Tabla26.C4" office:value-type="string">
            <text:p text:style-name="P42">Instances remain in memory, and state is preserved across requests. When instances are restarted, an `/_ah/stop` request appears in the logs. If there is a registered stop callback method, it has 30 seconds to complete before shutdown occurs.</text:p>
          </table:table-cell>
          <table:table-cell table:style-name="Tabla26.D4" office:value-type="string">
            <text:p text:style-name="P42">Instances are evicted based on the `idle_timeout` parameter. If an instance has been idle, i.e. has not received a request, for more than `idle_timeout`, then the instance is evicted.</text:p>
          </table:table-cell>
        </table:table-row>
        <table:table-row table:style-name="Tabla26.1">
          <table:table-cell table:style-name="Tabla26.A5" office:value-type="string">
            <text:p text:style-name="P42">Startup and Shutdown</text:p>
          </table:table-cell>
          <table:table-cell table:style-name="Tabla26.B5" office:value-type="string">
            <text:p text:style-name="P42">Instances are created on demand to handle requests and automatically turned down when idle.</text:p>
          </table:table-cell>
          <table:table-cell table:style-name="Tabla26.C5" office:value-type="string">
            <text:p text:style-name="P42">Instances are sent a start request automatically by App Engine in the form of an empty GET request to `/_ah/start`. An instance that is stopped with `appcfg stop` (or via the Admin Console UI) has 30 seconds to finish handling requests before it is forcibly terminated.</text:p>
          </table:table-cell>
          <table:table-cell table:style-name="Tabla26.D5" office:value-type="string">
            <text:p text:style-name="P42">Instances are created on demand to handle requests and automatically turned down when idle, based on the `idle_timeout` configuration <text:soft-page-break/>parameter. As with manual scaling, an instance that is stopped with `appcfg stop` (or via the Admin Console UI) has 30 seconds to finish handling requests before it is forcibly terminated.</text:p>
          </table:table-cell>
        </table:table-row>
        <table:table-row table:style-name="Tabla26.1">
          <table:table-cell table:style-name="Tabla26.A6" office:value-type="string">
            <text:p text:style-name="P42">Instance Addressability</text:p>
          </table:table-cell>
          <table:table-cell table:style-name="Tabla26.B6" office:value-type="string">
            <text:p text:style-name="P42">Instances are anonymous.</text:p>
          </table:table-cell>
          <table:table-cell table:style-name="Tabla26.C6" office:value-type="string">
            <text:p text:style-name="P42">Instances are addressable at URLs with the form: `http://instance.version.module.app_id.appspot.com`. If you have set up a wildcard subdomain mapping for a custom domain, you can also address a module or any of its instances via a URL of the form `http://module.domain.com` or `http://instance.module.domain.com`. You can reliably cache state in each instance and retrieve it in subsequent requests.</text:p>
          </table:table-cell>
          <table:table-cell table:style-name="Tabla26.D6" office:value-type="string">
            <text:p text:style-name="P42">Same as manual scaling.</text:p>
          </table:table-cell>
        </table:table-row>
        <table:table-row table:style-name="Tabla26.1">
          <table:table-cell table:style-name="Tabla26.A7" office:value-type="string">
            <text:p text:style-name="P42">Scaling</text:p>
          </table:table-cell>
          <table:table-cell table:style-name="Tabla26.B7" office:value-type="string">
            <text:p text:style-name="P42">App Engine scales the number of instances automatically in response to processing volume. This scaling factors in the `automatic_scaling` settings that are provided on a per-version basis in the configuration file uploaded with the module version.</text:p>
          </table:table-cell>
          <table:table-cell table:style-name="Tabla26.C7" office:value-type="string">
            <text:p text:style-name="P42">You configure the number of instances of each module version in that module’s configuration file. The number of instances usually corresponds to the size of a dataset being held in memory or the desired throughput for offline work.</text:p>
          </table:table-cell>
          <table:table-cell table:style-name="Tabla26.D7" office:value-type="string">
            <text:p text:style-name="P42">A basic scaling module version is configured with a maximum number of instances using the `basic_scaling` setting's `max_instances` parameter. The number of live instances scales with the processing volume.</text:p>
          </table:table-cell>
        </table:table-row>
        <table:table-row table:style-name="Tabla26.1">
          <table:table-cell table:style-name="Tabla26.A8" office:value-type="string">
            <text:p text:style-name="P42">Free Daily Usage Quota</text:p>
          </table:table-cell>
          <table:table-cell table:style-name="Tabla26.B8" office:value-type="string">
            <text:p text:style-name="P42">28 instance-hours</text:p>
          </table:table-cell>
          <table:table-cell table:style-name="Tabla26.C8" office:value-type="string">
            <text:p text:style-name="P42">8 instance-hours</text:p>
          </table:table-cell>
          <table:table-cell table:style-name="Tabla26.D8" office:value-type="string">
            <text:p text:style-name="P42">8 instance-hours</text:p>
          </table:table-cell>
        </table:table-row>
      </table:table>
      <text:h text:style-name="P11" text:outline-level="3"><text:bookmark-start text:name="__RefHeading__92930_1631246758"/><text:bookmark text:name="instance_classes"/><text:soft-page-break/>Instance classes<text:bookmark-end text:name="__RefHeading__92930_1631246758"/></text:h>
      <text:p text:style-name="P30">Instances are priced based on an hourly rate determined by the instance class.</text:p>
      <table:table table:name="Tabla27" table:style-name="Tabla27">
        <table:table-column table:style-name="Tabla27.A"/>
        <table:table-column table:style-name="Tabla27.B"/>
        <table:table-column table:style-name="Tabla27.C"/>
        <table:table-column table:style-name="Tabla27.D"/>
        <table:table-header-rows>
          <table:table-row table:style-name="Tabla27.1">
            <table:table-cell table:style-name="Tabla27.A1" office:value-type="string">
              <text:p text:style-name="P40">Instance Class</text:p>
            </table:table-cell>
            <table:table-cell table:style-name="Tabla27.A1" office:value-type="string">
              <text:p text:style-name="P40">Memory Limit</text:p>
            </table:table-cell>
            <table:table-cell table:style-name="Tabla27.A1" office:value-type="string">
              <text:p text:style-name="P40">CPU Limit</text:p>
            </table:table-cell>
            <table:table-cell table:style-name="Tabla27.A1" office:value-type="string">
              <text:p text:style-name="P40">Cost per Hour per Instance</text:p>
            </table:table-cell>
          </table:table-row>
        </table:table-header-rows>
        <table:table-row table:style-name="Tabla27.2">
          <table:table-cell table:style-name="Tabla27.A2" office:value-type="string">
            <text:p text:style-name="P42">B1</text:p>
          </table:table-cell>
          <table:table-cell table:style-name="Tabla27.B2" office:value-type="string">
            <text:p text:style-name="P42">128 MB</text:p>
          </table:table-cell>
          <table:table-cell table:style-name="Tabla27.C2" office:value-type="string">
            <text:p text:style-name="P42">600 Mhz</text:p>
          </table:table-cell>
          <table:table-cell table:style-name="Tabla27.D2" office:value-type="string">
            <text:p text:style-name="P42">$0.05</text:p>
          </table:table-cell>
        </table:table-row>
        <table:table-row table:style-name="Tabla27.2">
          <table:table-cell table:style-name="Tabla27.A3" office:value-type="string">
            <text:p text:style-name="P42">B2</text:p>
          </table:table-cell>
          <table:table-cell table:style-name="Tabla27.B3" office:value-type="string">
            <text:p text:style-name="P42">256 MB</text:p>
          </table:table-cell>
          <table:table-cell table:style-name="Tabla27.C3" office:value-type="string">
            <text:p text:style-name="P42">1.2 Ghz</text:p>
          </table:table-cell>
          <table:table-cell table:style-name="Tabla27.D3" office:value-type="string">
            <text:p text:style-name="P42">$0.10</text:p>
          </table:table-cell>
        </table:table-row>
        <table:table-row table:style-name="Tabla27.2">
          <table:table-cell table:style-name="Tabla27.A4" office:value-type="string">
            <text:p text:style-name="P42">B4</text:p>
          </table:table-cell>
          <table:table-cell table:style-name="Tabla27.B4" office:value-type="string">
            <text:p text:style-name="P42">512 MB</text:p>
          </table:table-cell>
          <table:table-cell table:style-name="Tabla27.C4" office:value-type="string">
            <text:p text:style-name="P42">2.4 Ghz</text:p>
          </table:table-cell>
          <table:table-cell table:style-name="Tabla27.D4" office:value-type="string">
            <text:p text:style-name="P42">$0.20</text:p>
          </table:table-cell>
        </table:table-row>
        <table:table-row table:style-name="Tabla27.2">
          <table:table-cell table:style-name="Tabla27.A5" office:value-type="string">
            <text:p text:style-name="P42">B4_1G</text:p>
          </table:table-cell>
          <table:table-cell table:style-name="Tabla27.B5" office:value-type="string">
            <text:p text:style-name="P42">1024 MB</text:p>
          </table:table-cell>
          <table:table-cell table:style-name="Tabla27.C5" office:value-type="string">
            <text:p text:style-name="P42">2.4 Ghz</text:p>
          </table:table-cell>
          <table:table-cell table:style-name="Tabla27.D5" office:value-type="string">
            <text:p text:style-name="P42">$0.30</text:p>
          </table:table-cell>
        </table:table-row>
        <table:table-row table:style-name="Tabla27.2">
          <table:table-cell table:style-name="Tabla27.A6" office:value-type="string">
            <text:p text:style-name="P42">B8</text:p>
          </table:table-cell>
          <table:table-cell table:style-name="Tabla27.B6" office:value-type="string">
            <text:p text:style-name="P5">1024 MB</text:p>
          </table:table-cell>
          <table:table-cell table:style-name="Tabla27.C6" office:value-type="string">
            <text:p text:style-name="P42">4.8 Ghz</text:p>
          </table:table-cell>
          <table:table-cell table:style-name="Tabla27.D6" office:value-type="string">
            <text:p text:style-name="P42">$0.40</text:p>
          </table:table-cell>
        </table:table-row>
        <table:table-row table:style-name="Tabla27.2">
          <table:table-cell table:style-name="Tabla27.A7" office:value-type="string">
            <text:p text:style-name="P42">F1</text:p>
          </table:table-cell>
          <table:table-cell table:style-name="Tabla27.B7" office:value-type="string">
            <text:p text:style-name="P42">128 MB</text:p>
          </table:table-cell>
          <table:table-cell table:style-name="Tabla27.C7" office:value-type="string">
            <text:p text:style-name="P42">600 Mhz</text:p>
          </table:table-cell>
          <table:table-cell table:style-name="Tabla27.D7" office:value-type="string">
            <text:p text:style-name="P42">$0.05</text:p>
          </table:table-cell>
        </table:table-row>
        <table:table-row table:style-name="Tabla27.2">
          <table:table-cell table:style-name="Tabla27.A8" office:value-type="string">
            <text:p text:style-name="P42">F2</text:p>
          </table:table-cell>
          <table:table-cell table:style-name="Tabla27.B8" office:value-type="string">
            <text:p text:style-name="P42">256 MB</text:p>
          </table:table-cell>
          <table:table-cell table:style-name="Tabla27.C8" office:value-type="string">
            <text:p text:style-name="P42">1.2 Ghz</text:p>
          </table:table-cell>
          <table:table-cell table:style-name="Tabla27.D8" office:value-type="string">
            <text:p text:style-name="P42">$0.10</text:p>
          </table:table-cell>
        </table:table-row>
        <table:table-row table:style-name="Tabla27.2">
          <table:table-cell table:style-name="Tabla27.A9" office:value-type="string">
            <text:p text:style-name="P42">F4</text:p>
          </table:table-cell>
          <table:table-cell table:style-name="Tabla27.B9" office:value-type="string">
            <text:p text:style-name="P42">512 MB</text:p>
          </table:table-cell>
          <table:table-cell table:style-name="Tabla27.C9" office:value-type="string">
            <text:p text:style-name="P42">2.4 Ghz</text:p>
          </table:table-cell>
          <table:table-cell table:style-name="Tabla27.D9" office:value-type="string">
            <text:p text:style-name="P42">$0.20</text:p>
          </table:table-cell>
        </table:table-row>
        <table:table-row table:style-name="Tabla27.2">
          <table:table-cell table:style-name="Tabla27.A10" office:value-type="string">
            <text:p text:style-name="P42">F4_1G</text:p>
          </table:table-cell>
          <table:table-cell table:style-name="Tabla27.B10" office:value-type="string">
            <text:p text:style-name="P42">1024 MB</text:p>
          </table:table-cell>
          <table:table-cell table:style-name="Tabla27.C10" office:value-type="string">
            <text:p text:style-name="P42">2.4 Ghz</text:p>
          </table:table-cell>
          <table:table-cell table:style-name="Tabla27.D10" office:value-type="string">
            <text:p text:style-name="P42">$0.30</text:p>
          </table:table-cell>
        </table:table-row>
      </table:table>
      <text:p text:style-name="P15">Manual and basic scaling instances are billed at hourly rates based on uptime. Billing begins when an instance starts and ends fifteen minutes after a manual instance shuts down or fifteen minutes after a basic instance has finished processing its last request. Runtime overhead is counted against the instance memory limit. This will be higher for Java than for other languages.</text:p>
      <text:p text:style-name="P19"><text:span text:style-name="Strong_20_Emphasis"><text:span text:style-name="T1">Important:</text:span></text:span><text:span text:style-name="T1"> When you are billed for instance hours, you will not see any instance classes in your billing line items. Instead, you will see the appropriate multiple of instance hours. For example, if you use an F4 instance for one hour, you do not see "F4" listed, but you will see billing for four instance hours at the F1 rate.</text:span></text:p>
      <text:h text:style-name="P23" text:outline-level="2"><text:bookmark-start text:name="__RefHeading__92932_1631246758"/><text:bookmark text:name="PHP_Configuration"/>Configuration<text:bookmark-end text:name="__RefHeading__92932_1631246758"/></text:h>
      <text:p text:style-name="P31"><text:span text:style-name="T1">Each version of a module is defined in a </text:span><text:span text:style-name="Source_20_Text"><text:span text:style-name="T6">.yaml</text:span></text:span><text:span text:style-name="T3"> </text:span><text:span text:style-name="T1">file, which gives the name of the module and version. The yaml file usually takes the same name as the module it defines, but this is not required. If you are deploying several versions of a module, you can create multiple yaml files in the same directory, one for each version.</text:span></text:p>
      <text:p text:style-name="P15">Typically, you create a directory for each module, which contains the module's yaml file(s) and associated source code. Optional application-level configuration files (dispatch.yaml, cron.yaml, index.yaml, and queue.yaml) are included in the top level app directory. The example below shows three modules. In module1 the source files are contained in a subdirectory, in module2 they are at the same level as the yaml file; module3 has yaml files for two versions:</text:p>
      <text:p text:style-name="P16"><text:soft-page-break/><draw:frame draw:style-name="fr3" draw:name="Imagen14" text:anchor-type="as-char" svg:width="17.965cm" svg:height="5.819cm" draw:z-index="25"><draw:image xlink:href="https://cloud.google.com/appengine/docs/images/modules_yaml_files2.png" xlink:type="simple" xlink:show="embed" xlink:actuate="onLoad"/><svg:title>Hierarchy graph of yaml modules</svg:title></draw:frame></text:p>
      <text:p text:style-name="P15">For small, simple projects, all the app's files can live in one directory:</text:p>
      <text:p text:style-name="P17"><draw:frame draw:style-name="fr3" draw:name="Imagen15" text:anchor-type="as-char" svg:width="12.7cm" svg:height="4.154cm" draw:z-index="26"><draw:image xlink:href="https://cloud.google.com/appengine/docs/images/modules_yaml_files1.png" xlink:type="simple" xlink:show="embed" xlink:actuate="onLoad"/><svg:title>Hierarchy graph of samll yaml modules</svg:title></draw:frame></text:p>
      <text:p text:style-name="P15">Every yaml file must include a version parameter. To define the default module, you can explicitly include the parameter "module: default" or leave the module parameter out of the file.</text:p>
      <text:p text:style-name="P15">Each module's configuration file defines the scaling type and instance class for a specific module/version. Different scaling parameters are used depending on which type of scaling you specify. If you do not specify scaling, automatic scaling is the default.</text:p>
      <text:p text:style-name="P18"><text:span text:style-name="T1">For each module you can also specify settings that map URL requests to specific scripts and identify static files for better server efficiency. These settings are also included in the yaml file and are described in the </text:span><text:a xlink:type="simple" xlink:href="https://cloud.google.com/appengine/docs/php/config/appconfig"><text:span text:style-name="T4">App Config</text:span></text:a><text:span text:style-name="T1">section. The following examples show how to configure modules for each scaling type.</text:span></text:p>
      <text:h text:style-name="P11" text:outline-level="3"/>
      <text:h text:style-name="P12" text:outline-level="3"><text:bookmark-start text:name="__RefHeading__92934_1631246758"/><text:bookmark text:name="manual_scaling_1"/>Manual Scaling<text:bookmark-end text:name="__RefHeading__92934_1631246758"/></text:h>
      <text:p text:style-name="P21"><text:span text:style-name="Source_20_Text"><text:span text:style-name="T7">application</text:span></text:span><text:span text:style-name="Source_20_Text"><text:span text:style-name="T9">:</text:span></text:span><text:span text:style-name="Source_20_Text"><text:span text:style-name="T7"> simple</text:span></text:span><text:span text:style-name="Source_20_Text"><text:span text:style-name="T9">-</text:span></text:span><text:span text:style-name="Source_20_Text"><text:span text:style-name="T7">sample</text:span></text:span></text:p>
      <text:p text:style-name="P35"><text:span text:style-name="Source_20_Text"><text:span text:style-name="T12">module</text:span></text:span><text:span text:style-name="Source_20_Text"><text:span text:style-name="T9">:</text:span></text:span><text:span text:style-name="Source_20_Text"><text:span text:style-name="T7"> my_module</text:span></text:span></text:p>
      <text:p text:style-name="P35"><text:span text:style-name="Source_20_Text"><text:span text:style-name="T7">version</text:span></text:span><text:span text:style-name="Source_20_Text"><text:span text:style-name="T9">:</text:span></text:span><text:span text:style-name="Source_20_Text"><text:span text:style-name="T7"> uno</text:span></text:span></text:p>
      <text:p text:style-name="P35"><text:span text:style-name="Source_20_Text"><text:span text:style-name="T7">runtime</text:span></text:span><text:span text:style-name="Source_20_Text"><text:span text:style-name="T9">:</text:span></text:span><text:span text:style-name="Source_20_Text"><text:span text:style-name="T7"> php</text:span></text:span></text:p>
      <text:p text:style-name="P35"><text:span text:style-name="Source_20_Text"><text:span text:style-name="T7">instance_class</text:span></text:span><text:span text:style-name="Source_20_Text"><text:span text:style-name="T9">:</text:span></text:span><text:span text:style-name="Source_20_Text"><text:span text:style-name="T7"> B8</text:span></text:span></text:p>
      <text:p text:style-name="P35"><text:span text:style-name="Source_20_Text"><text:span text:style-name="T7">manual_scaling</text:span></text:span><text:span text:style-name="Source_20_Text"><text:span text:style-name="T9">:</text:span></text:span></text:p>
      <text:p text:style-name="P35"><text:span text:style-name="Source_20_Text"><text:span text:style-name="T8">  </text:span></text:span><text:span text:style-name="Source_20_Text"><text:span text:style-name="T7">instances</text:span></text:span><text:span text:style-name="Source_20_Text"><text:span text:style-name="T9">:</text:span></text:span><text:span text:style-name="Source_20_Text"><text:span text:style-name="T7"> </text:span></text:span><text:span text:style-name="Source_20_Text"><text:span text:style-name="T10">5</text:span></text:span></text:p>
      <text:h text:style-name="P9" text:outline-level="6"><text:bookmark text:name="instance_class"/><text:span text:style-name="Source_20_Text"><text:span text:style-name="T14">instance_class:</text:span></text:span></text:h>
      <text:p text:style-name="P22">The instance class size for this module. When using manual scaling, the B1, B2, B4, B4_1G, and B8 instance classes are available. If you do not specify a class, B2 is assigned by default.</text:p>
      <text:h text:style-name="P9" text:outline-level="6"><text:bookmark text:name="manual_scaling_2"/><text:span text:style-name="Source_20_Text"><text:span text:style-name="T14">manual_scaling:</text:span></text:span></text:h>
      <text:p text:style-name="P22">Required to enable manual scaling for a module.</text:p>
      <text:h text:style-name="P9" text:outline-level="6"><text:bookmark text:name="instances"/><text:span text:style-name="Source_20_Text"><text:span text:style-name="T14">instances:</text:span></text:span></text:h>
      <text:p text:style-name="P22">The number of instances to assign to the module at the start.</text:p>
      <text:h text:style-name="P11" text:outline-level="3"><text:bookmark-start text:name="__RefHeading__92936_1631246758"/><text:bookmark text:name="basic_scaling_1"/>Basic Scaling<text:bookmark-end text:name="__RefHeading__92936_1631246758"/></text:h>
      <text:p text:style-name="P21"><text:span text:style-name="Source_20_Text"><text:span text:style-name="T7">application</text:span></text:span><text:span text:style-name="Source_20_Text"><text:span text:style-name="T9">:</text:span></text:span><text:span text:style-name="Source_20_Text"><text:span text:style-name="T7"> simple</text:span></text:span><text:span text:style-name="Source_20_Text"><text:span text:style-name="T9">-</text:span></text:span><text:span text:style-name="Source_20_Text"><text:span text:style-name="T7">sample</text:span></text:span></text:p>
      <text:p text:style-name="P35"><text:span text:style-name="Source_20_Text"><text:span text:style-name="T12">module</text:span></text:span><text:span text:style-name="Source_20_Text"><text:span text:style-name="T9">:</text:span></text:span><text:span text:style-name="Source_20_Text"><text:span text:style-name="T7"> my_module</text:span></text:span></text:p>
      <text:p text:style-name="P35"><text:span text:style-name="Source_20_Text"><text:span text:style-name="T7">version</text:span></text:span><text:span text:style-name="Source_20_Text"><text:span text:style-name="T9">:</text:span></text:span><text:span text:style-name="Source_20_Text"><text:span text:style-name="T7"> uno</text:span></text:span></text:p>
      <text:p text:style-name="P35"><text:span text:style-name="Source_20_Text"><text:span text:style-name="T7">runtime</text:span></text:span><text:span text:style-name="Source_20_Text"><text:span text:style-name="T9">:</text:span></text:span><text:span text:style-name="Source_20_Text"><text:span text:style-name="T7"> php</text:span></text:span></text:p>
      <text:p text:style-name="P35"><text:span text:style-name="Source_20_Text"><text:span text:style-name="T7">instance_class</text:span></text:span><text:span text:style-name="Source_20_Text"><text:span text:style-name="T9">:</text:span></text:span><text:span text:style-name="Source_20_Text"><text:span text:style-name="T7"> B8</text:span></text:span></text:p>
      <text:p text:style-name="P35"><text:span text:style-name="Source_20_Text"><text:span text:style-name="T7">basic_scaling</text:span></text:span><text:span text:style-name="Source_20_Text"><text:span text:style-name="T9">:</text:span></text:span></text:p>
      <text:p text:style-name="P35"><text:span text:style-name="Source_20_Text"><text:span text:style-name="T8">  </text:span></text:span><text:span text:style-name="Source_20_Text"><text:span text:style-name="T7">max_instances</text:span></text:span><text:span text:style-name="Source_20_Text"><text:span text:style-name="T9">:</text:span></text:span><text:span text:style-name="Source_20_Text"><text:span text:style-name="T7"> </text:span></text:span><text:span text:style-name="Source_20_Text"><text:span text:style-name="T10">11</text:span></text:span></text:p>
      <text:p text:style-name="P35"><text:span text:style-name="Source_20_Text"><text:span text:style-name="T8">  </text:span></text:span><text:span text:style-name="Source_20_Text"><text:span text:style-name="T7">idle_timeout</text:span></text:span><text:span text:style-name="Source_20_Text"><text:span text:style-name="T9">:</text:span></text:span><text:span text:style-name="Source_20_Text"><text:span text:style-name="T7"> </text:span></text:span><text:span text:style-name="Source_20_Text"><text:span text:style-name="T10">10m</text:span></text:span></text:p>
      <text:h text:style-name="P9" text:outline-level="6"><text:bookmark text:name="instance_class_1"/><text:span text:style-name="Source_20_Text"><text:span text:style-name="T14">instance_class:</text:span></text:span></text:h>
      <text:p text:style-name="P22">The instance class size for this module. When using basic scaling, the B1, B2, B4, B4_1G, and B8 instance classes are available. If you do not specify a class, B2 is assigned by <text:soft-page-break/>default.</text:p>
      <text:h text:style-name="P9" text:outline-level="6"><text:bookmark text:name="basic_scaling_2"/><text:span text:style-name="Source_20_Text"><text:span text:style-name="T14">basic_scaling:</text:span></text:span></text:h>
      <text:p text:style-name="P22">Required to enable basic scaling for a module.</text:p>
      <text:h text:style-name="P9" text:outline-level="6"><text:bookmark text:name="max_instances"/><text:span text:style-name="Source_20_Text"><text:span text:style-name="T14">max_instances:</text:span></text:span></text:h>
      <text:p text:style-name="P22">Required. The maximum number of instances for App Engine to create for this module version. This is useful to limit the costs of a module.</text:p>
      <text:h text:style-name="P9" text:outline-level="6"><text:bookmark text:name="idle_timeout"/><text:span text:style-name="Source_20_Text"><text:span text:style-name="T14">idle_timeout:</text:span></text:span></text:h>
      <text:p text:style-name="P22">Optional. The instance will be shut down this amount of time after receiving its last request.</text:p>
      <text:h text:style-name="P11" text:outline-level="3"><text:bookmark-start text:name="__RefHeading__92938_1631246758"/><text:bookmark text:name="automatic_scaling_1"/>Automatic Scaling<text:bookmark-end text:name="__RefHeading__92938_1631246758"/></text:h>
      <text:p text:style-name="P21"><text:span text:style-name="Source_20_Text"><text:span text:style-name="T7">application</text:span></text:span><text:span text:style-name="Source_20_Text"><text:span text:style-name="T9">:</text:span></text:span><text:span text:style-name="Source_20_Text"><text:span text:style-name="T7"> simple</text:span></text:span><text:span text:style-name="Source_20_Text"><text:span text:style-name="T9">-</text:span></text:span><text:span text:style-name="Source_20_Text"><text:span text:style-name="T7">sample</text:span></text:span></text:p>
      <text:p text:style-name="P35"><text:span text:style-name="Source_20_Text"><text:span text:style-name="T12">module</text:span></text:span><text:span text:style-name="Source_20_Text"><text:span text:style-name="T9">:</text:span></text:span><text:span text:style-name="Source_20_Text"><text:span text:style-name="T7"> my_module</text:span></text:span></text:p>
      <text:p text:style-name="P35"><text:span text:style-name="Source_20_Text"><text:span text:style-name="T7">version</text:span></text:span><text:span text:style-name="Source_20_Text"><text:span text:style-name="T9">:</text:span></text:span><text:span text:style-name="Source_20_Text"><text:span text:style-name="T7"> uno</text:span></text:span></text:p>
      <text:p text:style-name="P35"><text:span text:style-name="Source_20_Text"><text:span text:style-name="T7">runtime</text:span></text:span><text:span text:style-name="Source_20_Text"><text:span text:style-name="T9">:</text:span></text:span><text:span text:style-name="Source_20_Text"><text:span text:style-name="T7"> php</text:span></text:span></text:p>
      <text:p text:style-name="P35"><text:span text:style-name="Source_20_Text"><text:span text:style-name="T7">instance_class</text:span></text:span><text:span text:style-name="Source_20_Text"><text:span text:style-name="T9">:</text:span></text:span><text:span text:style-name="Source_20_Text"><text:span text:style-name="T7"> F2</text:span></text:span></text:p>
      <text:p text:style-name="P35"><text:span text:style-name="Source_20_Text"><text:span text:style-name="T7">automatic_scaling</text:span></text:span><text:span text:style-name="Source_20_Text"><text:span text:style-name="T9">:</text:span></text:span></text:p>
      <text:p text:style-name="P35"><text:span text:style-name="Source_20_Text"><text:span text:style-name="T8">  </text:span></text:span><text:span text:style-name="Source_20_Text"><text:span text:style-name="T7">min_idle_instances</text:span></text:span><text:span text:style-name="Source_20_Text"><text:span text:style-name="T9">:</text:span></text:span><text:span text:style-name="Source_20_Text"><text:span text:style-name="T7"> </text:span></text:span><text:span text:style-name="Source_20_Text"><text:span text:style-name="T10">5</text:span></text:span></text:p>
      <text:p text:style-name="P35"><text:span text:style-name="Source_20_Text"><text:span text:style-name="T8">  </text:span></text:span><text:span text:style-name="Source_20_Text"><text:span text:style-name="T7">max_idle_instances</text:span></text:span><text:span text:style-name="Source_20_Text"><text:span text:style-name="T9">:</text:span></text:span><text:span text:style-name="Source_20_Text"><text:span text:style-name="T7"> automatic  </text:span></text:span><text:span text:style-name="Source_20_Text"><text:span text:style-name="T13"># default value</text:span></text:span></text:p>
      <text:p text:style-name="P35"><text:span text:style-name="Source_20_Text"><text:span text:style-name="T8">  </text:span></text:span><text:span text:style-name="Source_20_Text"><text:span text:style-name="T7">min_pending_latency</text:span></text:span><text:span text:style-name="Source_20_Text"><text:span text:style-name="T9">:</text:span></text:span><text:span text:style-name="Source_20_Text"><text:span text:style-name="T7"> automatic  </text:span></text:span><text:span text:style-name="Source_20_Text"><text:span text:style-name="T13"># default value</text:span></text:span></text:p>
      <text:p text:style-name="P35"><text:span text:style-name="Source_20_Text"><text:span text:style-name="T8">  </text:span></text:span><text:span text:style-name="Source_20_Text"><text:span text:style-name="T7">max_pending_latency</text:span></text:span><text:span text:style-name="Source_20_Text"><text:span text:style-name="T9">:</text:span></text:span><text:span text:style-name="Source_20_Text"><text:span text:style-name="T7"> </text:span></text:span><text:span text:style-name="Source_20_Text"><text:span text:style-name="T10">30ms</text:span></text:span></text:p>
      <text:h text:style-name="P9" text:outline-level="6"><text:bookmark text:name="instance_class_2"/><text:span text:style-name="Source_20_Text"><text:span text:style-name="T14">instance_class:</text:span></text:span></text:h>
      <text:p text:style-name="P22">The Instance Class size for this module. When using automatic scaling, only the F1, F2, F4, and F4_1G instance classes are available. If you do not specify a class, F1 is assigned by default.</text:p>
      <text:h text:style-name="P9" text:outline-level="6"><text:bookmark text:name="automatic_scaling_2"/><text:span text:style-name="Source_20_Text"><text:span text:style-name="T14">automatic_scaling:</text:span></text:span></text:h>
      <text:p text:style-name="P22">Optional. Automatic scaling is assumed by default.</text:p>
      <text:h text:style-name="P9" text:outline-level="6"><text:bookmark text:name="min_idle_instances"/><text:soft-page-break/><text:span text:style-name="Source_20_Text"><text:span text:style-name="T14">min_idle_instances:</text:span></text:span></text:h>
      <text:p text:style-name="P22">The minimum number of idle instances that App Engine should maintain for this version. Only applies to the default version of a module, since other versions are not expected to receive significant traffic. Please keep in mind:</text:p>
      <text:list xml:id="list2488632344550929606" text:style-name="L2">
        <text:list-item>
          <text:p text:style-name="P45">A low minimum helps keep your running costs down during idle periods, but means that fewer instances may be immediately available to respond to a sudden load spike.</text:p>
        </text:list-item>
        <text:list-item>
          <text:p text:style-name="P51"><text:bookmark text:name="minimum"/><text:span text:style-name="T1">A high minimum allows you to prime the application for rapid spikes in request load. App Engine keeps that number of instances in reserve at all times, so an instance is always available to serve an incoming request, but you pay for those instances. This functionality replaces the deprecated "Always On" feature, which ensured that a fixed number of instances were always available for your application. Once you've set the minimum number of idle instances, you can see these instances marked as "Resident" in the </text:span><text:span text:style-name="Strong_20_Emphasis"><text:span text:style-name="T1">Instances</text:span></text:span><text:span text:style-name="T1">tab of the Admin Console.</text:span></text:p>
          <text:p text:style-name="P45">If you set a minimum number of idle instances, pending latency will have less effect on your application's performance. Because App Engine keeps idle instances in reserve, it is unlikely that requests will enter the pending queue except in exceptionally high load spikes. You will need to test your application and expected traffic volume to determine the ideal number of instances to keep in reserve.</text:p>
        </text:list-item>
      </text:list>
      <text:h text:style-name="P9" text:outline-level="6"><text:bookmark text:name="max_idle_instances"/><text:span text:style-name="Source_20_Text"><text:span text:style-name="T14">max_idle_instances:</text:span></text:span></text:h>
      <text:p text:style-name="P22">The maximum number of idle instances that App Engine should maintain for this version. Please keep in mind:</text:p>
      <text:list xml:id="list7198734453439260392" text:style-name="L3">
        <text:list-item>
          <text:p text:style-name="P46">A high maximum reduces the number of idle instances more gradually when load levels return to normal after a spike. This helps your application maintain steady performance through fluctuations in request load, but also raises the number of idle instances (and consequent running costs) during such periods of heavy load.</text:p>
        </text:list-item>
        <text:list-item>
          <text:p text:style-name="P46">A low maximum keeps running costs lower, but can degrade performance in the face of volatile load levels.</text:p>
        </text:list-item>
      </text:list>
      <text:p text:style-name="P19"><text:span text:style-name="Strong_20_Emphasis"><text:span text:style-name="T1">Note:</text:span></text:span><text:span text:style-name="T1"> When settling back to normal levels after a load spike, the number of idle instances may temporarily exceed your specified maximum. However, you will not be charged for more instances than the maximum number you've specified.</text:span></text:p>
      <text:h text:style-name="P9" text:outline-level="6"><text:bookmark text:name="min_pending_latency"/><text:soft-page-break/><text:span text:style-name="Source_20_Text"><text:span text:style-name="T14">min_pending_latency:</text:span></text:span></text:h>
      <text:p text:style-name="P22">The minimum amount of time that App Engine should allow a request to wait in the pending queue before starting a new instance to handle it.</text:p>
      <text:list xml:id="list5092477315201735113" text:style-name="L4">
        <text:list-item>
          <text:p text:style-name="P47">A low minimum means requests must spend less time in the pending queue when all existing instances are active. This improves performance but increases the cost of running your application.</text:p>
        </text:list-item>
        <text:list-item>
          <text:p text:style-name="P47">A high minimum means requests will remain pending longer if all existing instances are active. This lowers running costs but increases the time users must wait for their requests to be served.</text:p>
        </text:list-item>
      </text:list>
      <text:h text:style-name="P9" text:outline-level="6"><text:bookmark text:name="max_pending_latency"/><text:span text:style-name="Source_20_Text"><text:span text:style-name="T14">max_pending_latency:</text:span></text:span></text:h>
      <text:p text:style-name="P22">The maximum amount of time that App Engine should allow a request to wait in the pending queue before starting a new instance to handle it.</text:p>
      <text:list xml:id="list2754969570976446764" text:style-name="L5">
        <text:list-item>
          <text:p text:style-name="P48">A low maximum means App Engine will start new instances sooner for pending requests, improving performance but raising running costs.</text:p>
        </text:list-item>
        <text:list-item>
          <text:p text:style-name="P48">A high maximum means users may wait longer for their requests to be served (if there are pending requests and no idle instances to serve them), but your application will cost less to run.</text:p>
        </text:list-item>
      </text:list>
      <text:h text:style-name="P11" text:outline-level="3"><text:bookmark-start text:name="__RefHeading__92940_1631246758"/><text:bookmark text:name="the_default_module"/>The default module<text:bookmark-end text:name="__RefHeading__92940_1631246758"/></text:h>
      <text:p text:style-name="P29"><text:span text:style-name="T1">Every application must have a single default module. To define the default module, include the setting </text:span><text:span text:style-name="Source_20_Text"><text:span text:style-name="T6">module: default</text:span></text:span><text:span text:style-name="T1"> in the module's yaml file, or leave the setting out.</text:span></text:p>
      <text:h text:style-name="P11" text:outline-level="3"/>
      <text:h text:style-name="P12" text:outline-level="3"><text:bookmark-start text:name="__RefHeading__92942_1631246758"/><text:bookmark text:name="optional_configuration_files"/>Optional configuration files<text:bookmark-end text:name="__RefHeading__92942_1631246758"/></text:h>
      <text:p text:style-name="P32">These configuration files control optional features that apply to all the modules in an app:</text:p>
      <text:list xml:id="list3036128590970290419" text:style-name="L6">
        <text:list-item>
          <text:p text:style-name="P53"><text:span text:style-name="Source_20_Text"><text:span text:style-name="T6">dispatch.yaml</text:span></text:span></text:p>
        </text:list-item>
        <text:list-item>
          <text:p text:style-name="P53"><text:span text:style-name="Source_20_Text"><text:span text:style-name="T6">queue.yaml</text:span></text:span></text:p>
        </text:list-item>
        <text:list-item>
          <text:p text:style-name="P53"><text:span text:style-name="Source_20_Text"><text:span text:style-name="T6">index.yaml</text:span></text:span></text:p>
        </text:list-item>
        <text:list-item>
          <text:p text:style-name="P53"><text:span text:style-name="Source_20_Text"><text:span text:style-name="T6">cron.yaml</text:span></text:span></text:p>
        </text:list-item>
        <text:list-item>
          <text:p text:style-name="P53"><text:span text:style-name="Source_20_Text"><text:span text:style-name="T6">dos.yaml</text:span></text:span></text:p>
        </text:list-item>
      </text:list>
      <text:p text:style-name="P18"><text:span text:style-name="T1">If you would like to update these files automatically during each deployment, put them in the top level app directory and specify the app directory when you issue the </text:span><text:span text:style-name="Source_20_Text"><text:span text:style-name="T6">appcfg.py update</text:span></text:span><text:span text:style-name="T1"> command.</text:span></text:p>
      <text:p text:style-name="P18"><text:span text:style-name="T1">If you place configuration files inside a module's directory (alongside the </text:span><text:span text:style-name="Source_20_Text"><text:span text:style-name="T6">app.yaml</text:span></text:span><text:span text:style-name="T1"> file for the module), they will be updated only when you explicitly name that module's yaml file in the </text:span><text:span text:style-name="Source_20_Text"><text:span text:style-name="T6">update</text:span></text:span><text:span text:style-name="T1"> command. They will not be updated when you update the root app directory that contains subfolders for each module.</text:span></text:p>
      <text:p text:style-name="P18"><text:span text:style-name="T1">You can also update configuration files individually using the special update commands (</text:span><text:span text:style-name="Source_20_Text"><text:span text:style-name="T6">update_dispatch</text:span></text:span><text:span text:style-name="T1">,</text:span><text:span text:style-name="Source_20_Text"><text:span text:style-name="T6">update_queues</text:span></text:span><text:span text:style-name="T1">, </text:span><text:span text:style-name="Source_20_Text"><text:span text:style-name="T6">update_indexes</text:span></text:span><text:span text:style-name="T1">, </text:span><text:span text:style-name="Source_20_Text"><text:span text:style-name="T6">update_cron</text:span></text:span><text:span text:style-name="T1">, </text:span><text:span text:style-name="Source_20_Text"><text:span text:style-name="T6">update_dos</text:span></text:span><text:span text:style-name="T1">) and specifying the app directory, or by just naming the files themselves in the </text:span><text:span text:style-name="Source_20_Text"><text:span text:style-name="T6">update</text:span></text:span><text:span text:style-name="T1"> command.</text:span></text:p>
      <text:h text:style-name="P11" text:outline-level="3"><text:bookmark-start text:name="__RefHeading__92944_1631246758"/><text:bookmark text:name="an_example"/>An example<text:bookmark-end text:name="__RefHeading__92944_1631246758"/></text:h>
      <text:p text:style-name="P30">Here is an example of how you would configure yaml files for an application that has three modules: a default module that handles web requests, plus two more modules that handle mobile requests and backend processing.</text:p>
      <text:p text:style-name="P18"><text:span text:style-name="T1">Start by defining a configuration file named </text:span><text:span text:style-name="Source_20_Text"><text:span text:style-name="T6">app.yaml</text:span></text:span><text:span text:style-name="T1"> that will handle all web-related requests:</text:span></text:p>
      <text:p text:style-name="P14"><text:span text:style-name="Source_20_Text"><text:span text:style-name="T7">application</text:span></text:span><text:span text:style-name="Source_20_Text"><text:span text:style-name="T9">:</text:span></text:span><text:span text:style-name="Source_20_Text"><text:span text:style-name="T7"> simple</text:span></text:span><text:span text:style-name="Source_20_Text"><text:span text:style-name="T9">-</text:span></text:span><text:span text:style-name="Source_20_Text"><text:span text:style-name="T7">sample</text:span></text:span></text:p>
      <text:p text:style-name="P34"><text:span text:style-name="Source_20_Text"><text:span text:style-name="T7">version</text:span></text:span><text:span text:style-name="Source_20_Text"><text:span text:style-name="T9">:</text:span></text:span><text:span text:style-name="Source_20_Text"><text:span text:style-name="T7"> uno</text:span></text:span></text:p>
      <text:p text:style-name="P34"><text:span text:style-name="Source_20_Text"><text:span text:style-name="T7">runtime</text:span></text:span><text:span text:style-name="Source_20_Text"><text:span text:style-name="T9">:</text:span></text:span><text:span text:style-name="Source_20_Text"><text:span text:style-name="T7"> php</text:span></text:span></text:p>
      <text:p text:style-name="P34"><text:span text:style-name="Source_20_Text"><text:span text:style-name="T7">api_version</text:span></text:span><text:span text:style-name="Source_20_Text"><text:span text:style-name="T9">:</text:span></text:span><text:span text:style-name="Source_20_Text"><text:span text:style-name="T7"> </text:span></text:span><text:span text:style-name="Source_20_Text"><text:span text:style-name="T10">1</text:span></text:span></text:p>
      <text:p text:style-name="P34"><text:span text:style-name="Source_20_Text"><text:span text:style-name="T7">threadsafe</text:span></text:span><text:span text:style-name="Source_20_Text"><text:span text:style-name="T9">:</text:span></text:span><text:span text:style-name="Source_20_Text"><text:span text:style-name="T7"> </text:span></text:span><text:span text:style-name="Source_20_Text"><text:span text:style-name="T12">true</text:span></text:span></text:p>
      <text:p text:style-name="P18"><text:soft-page-break/><text:span text:style-name="T1">This configuration would create a default module with automatic scaling and a public address of</text:span><text:span text:style-name="Source_20_Text"><text:span text:style-name="T6">http://simple-sample.appspot.com</text:span></text:span><text:span text:style-name="T1">.</text:span></text:p>
      <text:p text:style-name="P18"><text:span text:style-name="T1">Next, assume that you want to create a module to handle mobile web requests. For the sake of the mobile users (in this example) the max pending latency will be just a second and we’ll always have at least two instances idle. To configure this you would create a </text:span><text:span text:style-name="Source_20_Text"><text:span text:style-name="T6">mobile-frontend.yaml</text:span></text:span><text:span text:style-name="T1"> configuration file. with the following contents:</text:span></text:p>
      <text:p text:style-name="P14"><text:span text:style-name="Source_20_Text"><text:span text:style-name="T7">application</text:span></text:span><text:span text:style-name="Source_20_Text"><text:span text:style-name="T9">:</text:span></text:span><text:span text:style-name="Source_20_Text"><text:span text:style-name="T7"> simple</text:span></text:span><text:span text:style-name="Source_20_Text"><text:span text:style-name="T9">-</text:span></text:span><text:span text:style-name="Source_20_Text"><text:span text:style-name="T7">sample</text:span></text:span></text:p>
      <text:p text:style-name="P34"><text:span text:style-name="Source_20_Text"><text:span text:style-name="T12">module</text:span></text:span><text:span text:style-name="Source_20_Text"><text:span text:style-name="T9">:</text:span></text:span><text:span text:style-name="Source_20_Text"><text:span text:style-name="T7"> mobile</text:span></text:span><text:span text:style-name="Source_20_Text"><text:span text:style-name="T9">-</text:span></text:span><text:span text:style-name="Source_20_Text"><text:span text:style-name="T7">frontend</text:span></text:span></text:p>
      <text:p text:style-name="P34"><text:span text:style-name="Source_20_Text"><text:span text:style-name="T7">version</text:span></text:span><text:span text:style-name="Source_20_Text"><text:span text:style-name="T9">:</text:span></text:span><text:span text:style-name="Source_20_Text"><text:span text:style-name="T7"> uno</text:span></text:span></text:p>
      <text:p text:style-name="P34"><text:span text:style-name="Source_20_Text"><text:span text:style-name="T7">runtime</text:span></text:span><text:span text:style-name="Source_20_Text"><text:span text:style-name="T9">:</text:span></text:span><text:span text:style-name="Source_20_Text"><text:span text:style-name="T7"> php</text:span></text:span></text:p>
      <text:p text:style-name="P34"><text:span text:style-name="Source_20_Text"><text:span text:style-name="T7">api_version</text:span></text:span><text:span text:style-name="Source_20_Text"><text:span text:style-name="T9">:</text:span></text:span><text:span text:style-name="Source_20_Text"><text:span text:style-name="T7"> </text:span></text:span><text:span text:style-name="Source_20_Text"><text:span text:style-name="T10">1</text:span></text:span></text:p>
      <text:p text:style-name="P34"><text:span text:style-name="Source_20_Text"><text:span text:style-name="T7">threadsafe</text:span></text:span><text:span text:style-name="Source_20_Text"><text:span text:style-name="T9">:</text:span></text:span><text:span text:style-name="Source_20_Text"><text:span text:style-name="T7"> </text:span></text:span><text:span text:style-name="Source_20_Text"><text:span text:style-name="T12">true</text:span></text:span></text:p>
      <text:p text:style-name="P34"><text:span text:style-name="Source_20_Text"><text:span text:style-name="T7">automatic_scaling</text:span></text:span><text:span text:style-name="Source_20_Text"><text:span text:style-name="T9">:</text:span></text:span></text:p>
      <text:p text:style-name="P34"><text:span text:style-name="Source_20_Text"><text:span text:style-name="T8">  </text:span></text:span><text:span text:style-name="Source_20_Text"><text:span text:style-name="T7">min_idle_instances</text:span></text:span><text:span text:style-name="Source_20_Text"><text:span text:style-name="T9">:</text:span></text:span><text:span text:style-name="Source_20_Text"><text:span text:style-name="T7"> </text:span></text:span><text:span text:style-name="Source_20_Text"><text:span text:style-name="T10">2</text:span></text:span></text:p>
      <text:p text:style-name="P34"><text:span text:style-name="Source_20_Text"><text:span text:style-name="T8">  </text:span></text:span><text:span text:style-name="Source_20_Text"><text:span text:style-name="T7">max_pending_latency</text:span></text:span><text:span text:style-name="Source_20_Text"><text:span text:style-name="T9">:</text:span></text:span><text:span text:style-name="Source_20_Text"><text:span text:style-name="T7"> </text:span></text:span><text:span text:style-name="Source_20_Text"><text:span text:style-name="T10">1s</text:span></text:span></text:p>
      <text:p text:style-name="P18"><text:span text:style-name="T1">The module this file creates would then be reachable at </text:span><text:span text:style-name="Source_20_Text"><text:span text:style-name="T6">http://mobile-frontend.simple-sample.appspot.com</text:span></text:span><text:span text:style-name="T1">.</text:span></text:p>
      <text:p text:style-name="P18"><text:span text:style-name="T1">Finally, add a module, called </text:span><text:span text:style-name="Source_20_Text"><text:span text:style-name="T6">my-module</text:span></text:span><text:span text:style-name="T1"> for handling static backend work. This could be a continuous job that exports data from Datastore to BigQuery. The amount of work is relatively fixed, therefore you simply need 1 resident module at any given time. Also, these jobs will need to handle a large amount of in-memory processing, thus you’ll want modules with an increased memory configuration. To configure this you would create a </text:span><text:span text:style-name="Source_20_Text"><text:span text:style-name="T6">my-module.yaml</text:span></text:span><text:span text:style-name="T1"> configuration file with the following contents.</text:span></text:p>
      <text:p text:style-name="P21"><text:span text:style-name="Source_20_Text"><text:span text:style-name="T7">application</text:span></text:span><text:span text:style-name="Source_20_Text"><text:span text:style-name="T9">:</text:span></text:span><text:span text:style-name="Source_20_Text"><text:span text:style-name="T7"> simple</text:span></text:span><text:span text:style-name="Source_20_Text"><text:span text:style-name="T9">-</text:span></text:span><text:span text:style-name="Source_20_Text"><text:span text:style-name="T7">sample</text:span></text:span></text:p>
      <text:p text:style-name="P35"><text:span text:style-name="Source_20_Text"><text:span text:style-name="T12">module</text:span></text:span><text:span text:style-name="Source_20_Text"><text:span text:style-name="T9">:</text:span></text:span><text:span text:style-name="Source_20_Text"><text:span text:style-name="T7"> </text:span></text:span><text:span text:style-name="Source_20_Text"><text:span text:style-name="T12">my</text:span></text:span><text:span text:style-name="Source_20_Text"><text:span text:style-name="T9">-</text:span></text:span><text:span text:style-name="Source_20_Text"><text:span text:style-name="T12">module</text:span></text:span></text:p>
      <text:p text:style-name="P35"><text:span text:style-name="Source_20_Text"><text:span text:style-name="T7">version</text:span></text:span><text:span text:style-name="Source_20_Text"><text:span text:style-name="T9">:</text:span></text:span><text:span text:style-name="Source_20_Text"><text:span text:style-name="T7"> uno</text:span></text:span></text:p>
      <text:p text:style-name="P35"><text:span text:style-name="Source_20_Text"><text:span text:style-name="T7">runtime</text:span></text:span><text:span text:style-name="Source_20_Text"><text:span text:style-name="T9">:</text:span></text:span><text:span text:style-name="Source_20_Text"><text:span text:style-name="T7"> php</text:span></text:span></text:p>
      <text:p text:style-name="P35"><text:span text:style-name="Source_20_Text"><text:span text:style-name="T7">api_version</text:span></text:span><text:span text:style-name="Source_20_Text"><text:span text:style-name="T9">:</text:span></text:span><text:span text:style-name="Source_20_Text"><text:span text:style-name="T7"> </text:span></text:span><text:span text:style-name="Source_20_Text"><text:span text:style-name="T10">1</text:span></text:span></text:p>
      <text:p text:style-name="P35"><text:span text:style-name="Source_20_Text"><text:span text:style-name="T7">threadsafe</text:span></text:span><text:span text:style-name="Source_20_Text"><text:span text:style-name="T9">:</text:span></text:span><text:span text:style-name="Source_20_Text"><text:span text:style-name="T7"> </text:span></text:span><text:span text:style-name="Source_20_Text"><text:span text:style-name="T12">true</text:span></text:span></text:p>
      <text:p text:style-name="P35"><text:span text:style-name="Source_20_Text"><text:span text:style-name="T7">instance_class</text:span></text:span><text:span text:style-name="Source_20_Text"><text:span text:style-name="T9">:</text:span></text:span><text:span text:style-name="Source_20_Text"><text:span text:style-name="T7"> B8</text:span></text:span></text:p>
      <text:p text:style-name="P35"><text:span text:style-name="Source_20_Text"><text:span text:style-name="T7">manual_scaling</text:span></text:span><text:span text:style-name="Source_20_Text"><text:span text:style-name="T9">:</text:span></text:span></text:p>
      <text:p text:style-name="P35"><text:span text:style-name="Source_20_Text"><text:span text:style-name="T8">  </text:span></text:span><text:span text:style-name="Source_20_Text"><text:span text:style-name="T7">instances</text:span></text:span><text:span text:style-name="Source_20_Text"><text:span text:style-name="T9">:</text:span></text:span><text:span text:style-name="Source_20_Text"><text:span text:style-name="T7"> </text:span></text:span><text:span text:style-name="Source_20_Text"><text:span text:style-name="T10">1</text:span></text:span></text:p>
      <text:p text:style-name="P18"/>
      <text:p text:style-name="P18"><text:soft-page-break/><text:span text:style-name="T1">The module this file creates would then be reachable at </text:span><text:span text:style-name="Source_20_Text"><text:span text:style-name="T6">http://my-module.simple-sample.appspot.com</text:span></text:span><text:span text:style-name="T1">.</text:span></text:p>
      <text:p text:style-name="P18"><text:span text:style-name="T1">Notice the </text:span><text:span text:style-name="Source_20_Text"><text:span text:style-name="T6">manual_scaling:</text:span></text:span><text:span text:style-name="T1"> setting. The </text:span><text:span text:style-name="Source_20_Text"><text:span text:style-name="T6">instances:</text:span></text:span><text:span text:style-name="T1"> parameter tells App Engine how many instances to create for this module.</text:span></text:p>
      <text:h text:style-name="P23" text:outline-level="2"><text:bookmark-start text:name="__RefHeading__92946_1631246758"/><text:bookmark text:name="PHP_Uploading_modules"/>Uploading modules<text:bookmark-end text:name="__RefHeading__92946_1631246758"/></text:h>
      <text:p text:style-name="P29"><text:span text:style-name="T1">To deploy the example above, use the </text:span><text:a xlink:type="simple" xlink:href="https://cloud.google.com/appengine/docs/php/tools/uploadinganapp"><text:span text:style-name="Source_20_Text"><text:span text:style-name="T5">appcfg update</text:span></text:span></text:a><text:span text:style-name="T1"> command. If you are uploading the app for the first time, the default module must be uploaded first, or if you are listing multiple modules, the default module must be the first module in the file list:</text:span></text:p>
      <text:p text:style-name="P14"><text:span text:style-name="Source_20_Text"><text:span text:style-name="T7">cd simple</text:span></text:span><text:span text:style-name="Source_20_Text"><text:span text:style-name="T9">-</text:span></text:span><text:span text:style-name="Source_20_Text"><text:span text:style-name="T7">sample</text:span></text:span></text:p>
      <text:p text:style-name="P34"><text:span text:style-name="Source_20_Text"><text:span text:style-name="T7">appcfg update app</text:span></text:span><text:span text:style-name="Source_20_Text"><text:span text:style-name="T9">.</text:span></text:span><text:span text:style-name="Source_20_Text"><text:span text:style-name="T7">yaml mobile</text:span></text:span><text:span text:style-name="Source_20_Text"><text:span text:style-name="T9">-</text:span></text:span><text:span text:style-name="Source_20_Text"><text:span text:style-name="T7">frontend</text:span></text:span><text:span text:style-name="Source_20_Text"><text:span text:style-name="T9">.</text:span></text:span><text:span text:style-name="Source_20_Text"><text:span text:style-name="T7">yaml </text:span></text:span><text:span text:style-name="Source_20_Text"><text:span text:style-name="T12">my</text:span></text:span><text:span text:style-name="Source_20_Text"><text:span text:style-name="T9">-</text:span></text:span><text:span text:style-name="Source_20_Text"><text:span text:style-name="T12">module</text:span></text:span><text:span text:style-name="Source_20_Text"><text:span text:style-name="T9">.</text:span></text:span><text:span text:style-name="Source_20_Text"><text:span text:style-name="T7">yaml</text:span></text:span></text:p>
      <text:p text:style-name="P15">You will receive verification via the command line as each module is successfully deployed.</text:p>
      <text:p text:style-name="P18"><text:span text:style-name="T1">Once the application has been successfully deployed you can access it at </text:span><text:span text:style-name="Source_20_Text"><text:span text:style-name="T6">http://simple-sample.appspot.com</text:span></text:span><text:span text:style-name="T1">. You can also access each of the modules individually:</text:span></text:p>
      <text:list xml:id="list4774135798526884204" text:style-name="L7">
        <text:list-item>
          <text:p text:style-name="P52"><text:span text:style-name="Source_20_Text"><text:span text:style-name="T6">http://default.simple-sample.appspot.com</text:span></text:span></text:p>
        </text:list-item>
        <text:list-item>
          <text:p text:style-name="P52"><text:span text:style-name="Source_20_Text"><text:span text:style-name="T6">http://mobile-frontend.simple-sample.appspot.com</text:span></text:span></text:p>
        </text:list-item>
        <text:list-item>
          <text:p text:style-name="P52"><text:span text:style-name="Source_20_Text"><text:span text:style-name="T6">http://my-module.simple-sample.appspot.com</text:span></text:span></text:p>
        </text:list-item>
      </text:list>
      <text:p text:style-name="P18"><text:span text:style-name="T1">If you run multiple versions of a module, you can access a specific version by prepending the version name to the URI. For example, </text:span><text:span text:style-name="Source_20_Text"><text:span text:style-name="T6">http://uno.default.simple-sample.appspot.com</text:span></text:span><text:span text:style-name="T1"> will target version uno of the default module. </text:span><text:a xlink:type="simple" xlink:href="https://cloud.google.com/appengine/docs/php/modules/routing"><text:span text:style-name="T4">Routing Requests to Modules</text:span></text:a><text:span text:style-name="T1"> explains addressing module instances in detail.</text:span></text:p>
      <text:h text:style-name="P23" text:outline-level="2"><text:bookmark-start text:name="__RefHeading__92948_1631246758"/><text:bookmark text:name="PHP_Instance_states"/>Instance states<text:bookmark-end text:name="__RefHeading__92948_1631246758"/></text:h>
      <text:p text:style-name="P29"><text:span text:style-name="T1">A manual or basic scaled instance can be in one of two states: </text:span><text:span text:style-name="Source_20_Text"><text:span text:style-name="T6">Running</text:span></text:span><text:span text:style-name="T1"> or </text:span><text:span text:style-name="Source_20_Text"><text:span text:style-name="T6">Stopped</text:span></text:span><text:span text:style-name="T1">. All instances of a particular module/version share the same state. You can change the state of all the instances belonging to a module/version using the </text:span><text:span text:style-name="Source_20_Text"><text:span text:style-name="T6">appcfg</text:span></text:span><text:span text:style-name="T1"> command or the Modules API.</text:span></text:p>
      <text:h text:style-name="P11" text:outline-level="3"><text:bookmark-start text:name="__RefHeading__92950_1631246758"/><text:bookmark text:name="startup"/>Startup<text:bookmark-end text:name="__RefHeading__92950_1631246758"/></text:h>
      <text:p text:style-name="P29"><text:span text:style-name="T1">Each module instance is created in response to a start request, which is an empty GET </text:span><text:soft-page-break/><text:span text:style-name="T1">request to </text:span><text:span text:style-name="Source_20_Text"><text:span text:style-name="T6">/_ah/start</text:span></text:span><text:span text:style-name="T1">. App Engine sends this request to bring an instance into existence; users cannot send a request to </text:span><text:span text:style-name="Source_20_Text"><text:span text:style-name="T6">/_ah/start</text:span></text:span><text:span text:style-name="T1">. Manual and basic scaling instances must respond to the start request before they can handle another request. The start request can be used for two purposes:</text:span></text:p>
      <text:list xml:id="list2457091963689351993" text:style-name="L8">
        <text:list-item>
          <text:p text:style-name="P49">To start a program that runs indefinitely, without accepting further requests</text:p>
        </text:list-item>
        <text:list-item>
          <text:p text:style-name="P49">To initialize an instance before it receives additional traffic</text:p>
        </text:list-item>
      </text:list>
      <text:p text:style-name="P18"><text:span text:style-name="T1">Manual scaling instances and basic scaling instances startup differently. When you start a manual scaling instance, App Engine immediately sends a </text:span><text:span text:style-name="Source_20_Text"><text:span text:style-name="T6">/_ah/start</text:span></text:span><text:span text:style-name="T1"> request to each instance. When you start an instance of a basic scaling module, App Engine allows it to accept traffic, but the </text:span><text:span text:style-name="Source_20_Text"><text:span text:style-name="T6">/_ah/start</text:span></text:span><text:span text:style-name="T1"> request is not sent to an instance until it receives its first user request. Multiple basic scaling instances are only started as necessary, in order to handle increased traffic.</text:span></text:p>
      <text:p text:style-name="P18"><text:span text:style-name="T1">When an instance responds to the </text:span><text:span text:style-name="Source_20_Text"><text:span text:style-name="T6">/_ah/start</text:span></text:span><text:span text:style-name="T1"> request with an HTTP status code of </text:span><text:span text:style-name="Source_20_Text"><text:span text:style-name="T6">200–299</text:span></text:span><text:span text:style-name="T1"> or </text:span><text:span text:style-name="Source_20_Text"><text:span text:style-name="T6">404</text:span></text:span><text:span text:style-name="T1">, it is considered to have successfully started and can handle additional requests. Otherwise, App Engine terminates the instance. Manual scaling instances are restarted immediately, while basic scaling instances are restarted only when needed for serving traffic.</text:span></text:p>
      <text:h text:style-name="P23" text:outline-level="2"><text:bookmark-start text:name="__RefHeading__92952_1631246758"/><text:bookmark text:name="PHP_Instance_uptime"/>Instance uptime<text:bookmark-end text:name="__RefHeading__92952_1631246758"/></text:h>
      <text:p text:style-name="P30">App Engine attempts to keep manual and basic scaling instances running indefinitely. However, at this time there is no guaranteed uptime for manual and basic scaling instances. Hardware and software failures that cause early termination or frequent restarts can occur without prior warning and may take considerable time to resolve; thus, you should construct your application in a way that tolerates these failures. The App Engine team will provide more guidance on expected instance uptime as statistics become available.</text:p>
      <text:p text:style-name="P15">Here are some good strategies for avoiding downtime due to instance restarts:</text:p>
      <text:list xml:id="list7511716209075332304" text:style-name="L9">
        <text:list-item>
          <text:p text:style-name="P50">Use load balancing across multiple instances.</text:p>
        </text:list-item>
        <text:list-item>
          <text:p text:style-name="P50">Configure more instances than are normally required to handle your traffic patterns.</text:p>
        </text:list-item>
        <text:list-item>
          <text:p text:style-name="P50">Write fall-back logic that uses cached results when a manual scaling instance is unavailable.</text:p>
        </text:list-item>
        <text:list-item>
          <text:p text:style-name="P50">Reduce the amount of time it takes for your instances to start up and shutdown.</text:p>
        </text:list-item>
        <text:list-item>
          <text:p text:style-name="P50"><text:soft-page-break/>Duplicate the state information across more than one instance.</text:p>
        </text:list-item>
        <text:list-item>
          <text:p text:style-name="P50">For long-running computations, checkpoint the state from time to time so you can resume it if it doesn't complete.</text:p>
        </text:list-item>
      </text:list>
      <text:p text:style-name="P15">It's also important to recognize that the shutdown hook is not always able to run before an instance terminates. In rare cases, an outage can occur that prevents App Engine from providing 30 seconds of shutdown time. Thus, we recommend periodically checkpointing the state of your instance and using it primarily as an in-memory cache rather than a reliable data store.</text:p>
      <text:h text:style-name="P23" text:outline-level="2"><text:bookmark-start text:name="__RefHeading__92954_1631246758"/><text:bookmark text:name="PHP_Monitoring_resource_usage"/>Monitoring resource usage<text:bookmark-end text:name="__RefHeading__92954_1631246758"/></text:h>
      <text:p text:style-name="P30">The Instances Console section of the Administration Console provides visibility into how instances are performing. By selecting your module and version in the dropdowns, you can see the memory and CPU usage of each instance, uptime, number of requests, and other statistics. You can also manually initiate the shutdown process for any instance.</text:p>
      <text:p text:style-name="P15">You also can use the Runtime API to access statistics showing the CPU and memory usage of your instances. These statistics help you understand how resource usage responds to requests or work performed, and also how to regulate the amount of data stored in memory in order to stay below the memory limit of your instance class.</text:p>
      <text:h text:style-name="P23" text:outline-level="2"><text:bookmark-start text:name="__RefHeading__92956_1631246758"/><text:bookmark text:name="PHP_Logging1"/>Logging<text:bookmark-end text:name="__RefHeading__92956_1631246758"/></text:h>
      <text:p text:style-name="P29"><text:span text:style-name="T1">You can use the </text:span><text:a xlink:type="simple" xlink:href="https://cloud.google.com/appengine/docs/php/logs"><text:span text:style-name="T4">Logs API</text:span></text:a><text:span text:style-name="T1"> to access your app's request and application logs. In particular, the </text:span><text:span text:style-name="Source_20_Text"><text:span text:style-name="T6">fetch()</text:span></text:span><text:span text:style-name="T1"> function allows you to retrieve logs using various filters, such as request ID, timestamp, module ID, and version ID.</text:span></text:p>
      <text:p text:style-name="P18"><text:span text:style-name="T1">Application (user/app-generated) logs are periodically flushed while manual and basic scaling instances handle requests; since modules can run on a request a long time, logs may not flush for a while. You can tune the flush settings, or force an immediate flush, using the Logs API. When a flush occurs, a new log entry is created at the time of the flush, containing any log messages that have not yet been flushed. These entries show up in the Logs Console marked with </text:span><text:span text:style-name="Strong_20_Emphasis"><text:span text:style-name="T1">flush</text:span></text:span><text:span text:style-name="T1">, and include the start time of the request that generated the flush.</text:span></text:p>
      <text:h text:style-name="P23" text:outline-level="2"><text:bookmark-start text:name="__RefHeading__92958_1631246758"/><text:bookmark text:name="PHP_Communication_between_modules"/>Communication between modules<text:bookmark-end text:name="__RefHeading__92958_1631246758"/></text:h>
      <text:p text:style-name="P30">Modules can share state by using the Datastore and Memcache. They can collaborate by assigning work between them using Task Queues. To access these shared services, use the <text:soft-page-break/>corresponding App Engine APIs. Calls to these APIs are automatically mapped to the application’s namespace.</text:p>
      <text:p text:style-name="P15">The Modules API provides functions to retrieve the address of a module, a version, or an instance. This allows an application to send requests from one module, version, or instance to another module, version, or instance. This works in both the development and production environments. The Modules API also provides functions that return information about the current operating environment (module, version, and instance).</text:p>
      <text:p text:style-name="P15">The following code sample shows how to get the module name and instance id for a request:</text:p>
      <text:p text:style-name="P14"><text:span text:style-name="Source_20_Text"><text:span text:style-name="T12">use</text:span></text:span><text:span text:style-name="Source_20_Text"><text:span text:style-name="T7"> google</text:span></text:span><text:span text:style-name="Source_20_Text"><text:span text:style-name="T9">\</text:span></text:span><text:span text:style-name="Source_20_Text"><text:span text:style-name="T7">appengine</text:span></text:span><text:span text:style-name="Source_20_Text"><text:span text:style-name="T9">\</text:span></text:span><text:span text:style-name="Source_20_Text"><text:span text:style-name="T7">api</text:span></text:span><text:span text:style-name="Source_20_Text"><text:span text:style-name="T9">\</text:span></text:span><text:span text:style-name="Source_20_Text"><text:span text:style-name="T7">modules</text:span></text:span><text:span text:style-name="Source_20_Text"><text:span text:style-name="T9">\</text:span></text:span><text:span text:style-name="Source_20_Text"><text:span text:style-name="T15">ModulesService</text:span></text:span><text:span text:style-name="Source_20_Text"><text:span text:style-name="T9">;</text:span></text:span></text:p>
      <text:p text:style-name="P34"><text:span text:style-name="Source_20_Text"><text:span text:style-name="T7">$module </text:span></text:span><text:span text:style-name="Source_20_Text"><text:span text:style-name="T9">=</text:span></text:span><text:span text:style-name="Source_20_Text"><text:span text:style-name="T7"> </text:span></text:span><text:span text:style-name="Source_20_Text"><text:span text:style-name="T15">ModulesService</text:span></text:span><text:span text:style-name="Source_20_Text"><text:span text:style-name="T9">::</text:span></text:span><text:span text:style-name="Source_20_Text"><text:span text:style-name="T7">getCurrentModuleName</text:span></text:span><text:span text:style-name="Source_20_Text"><text:span text:style-name="T9">();</text:span></text:span></text:p>
      <text:p text:style-name="P34"><text:span text:style-name="Source_20_Text"><text:span text:style-name="T7">$instance </text:span></text:span><text:span text:style-name="Source_20_Text"><text:span text:style-name="T9">=</text:span></text:span><text:span text:style-name="Source_20_Text"><text:span text:style-name="T7"> </text:span></text:span><text:span text:style-name="Source_20_Text"><text:span text:style-name="T15">ModulesService</text:span></text:span><text:span text:style-name="Source_20_Text"><text:span text:style-name="T9">::</text:span></text:span><text:span text:style-name="Source_20_Text"><text:span text:style-name="T7">getCurrentInstanceId</text:span></text:span><text:span text:style-name="Source_20_Text"><text:span text:style-name="T9">();</text:span></text:span></text:p>
      <text:p text:style-name="P18"><text:span text:style-name="T1">The instance ID of an automatic scaled module will be returned as a unique base64 encoded value, e.g.</text:span><text:span text:style-name="Source_20_Text"><text:span text:style-name="T6">e4b565394caa</text:span></text:span><text:span text:style-name="T1">.</text:span></text:p>
      <text:p text:style-name="P15">You can communicate between modules in the same app by fetching the hostname of the target module:</text:p>
      <text:p text:style-name="P14"><text:span text:style-name="Source_20_Text"><text:span text:style-name="T12">use</text:span></text:span><text:span text:style-name="Source_20_Text"><text:span text:style-name="T7"> google</text:span></text:span><text:span text:style-name="Source_20_Text"><text:span text:style-name="T9">\</text:span></text:span><text:span text:style-name="Source_20_Text"><text:span text:style-name="T7">appengine</text:span></text:span><text:span text:style-name="Source_20_Text"><text:span text:style-name="T9">\</text:span></text:span><text:span text:style-name="Source_20_Text"><text:span text:style-name="T7">api</text:span></text:span><text:span text:style-name="Source_20_Text"><text:span text:style-name="T9">\</text:span></text:span><text:span text:style-name="Source_20_Text"><text:span text:style-name="T7">modules</text:span></text:span><text:span text:style-name="Source_20_Text"><text:span text:style-name="T9">\</text:span></text:span><text:span text:style-name="Source_20_Text"><text:span text:style-name="T15">ModulesService</text:span></text:span><text:span text:style-name="Source_20_Text"><text:span text:style-name="T9">;</text:span></text:span></text:p>
      <text:p text:style-name="P34"><text:span text:style-name="Source_20_Text"><text:span text:style-name="T7">$url </text:span></text:span><text:span text:style-name="Source_20_Text"><text:span text:style-name="T9">=</text:span></text:span><text:span text:style-name="Source_20_Text"><text:span text:style-name="T7"> </text:span></text:span><text:span text:style-name="Source_20_Text"><text:span text:style-name="T11">'http://'</text:span></text:span><text:span text:style-name="Source_20_Text"><text:span text:style-name="T7"> </text:span></text:span><text:span text:style-name="Source_20_Text"><text:span text:style-name="T9">.</text:span></text:span><text:span text:style-name="Source_20_Text"><text:span text:style-name="T7"> </text:span></text:span><text:span text:style-name="Source_20_Text"><text:span text:style-name="T15">ModulesService</text:span></text:span><text:span text:style-name="Source_20_Text"><text:span text:style-name="T9">::</text:span></text:span><text:span text:style-name="Source_20_Text"><text:span text:style-name="T7">getHostname</text:span></text:span><text:span text:style-name="Source_20_Text"><text:span text:style-name="T9">(</text:span></text:span><text:span text:style-name="Source_20_Text"><text:span text:style-name="T11">'my-backend'</text:span></text:span><text:span text:style-name="Source_20_Text"><text:span text:style-name="T9">)</text:span></text:span><text:span text:style-name="Source_20_Text"><text:span text:style-name="T7"> </text:span></text:span><text:span text:style-name="Source_20_Text"><text:span text:style-name="T9">.</text:span></text:span><text:span text:style-name="Source_20_Text"><text:span text:style-name="T7"> </text:span></text:span><text:span text:style-name="Source_20_Text"><text:span text:style-name="T11">'/'</text:span></text:span><text:span text:style-name="Source_20_Text"><text:span text:style-name="T9">;</text:span></text:span></text:p>
      <text:p text:style-name="P34"><text:span text:style-name="Source_20_Text"><text:span text:style-name="T7">$result </text:span></text:span><text:span text:style-name="Source_20_Text"><text:span text:style-name="T9">=</text:span></text:span><text:span text:style-name="Source_20_Text"><text:span text:style-name="T7"> file_get_contents</text:span></text:span><text:span text:style-name="Source_20_Text"><text:span text:style-name="T9">(</text:span></text:span><text:span text:style-name="Source_20_Text"><text:span text:style-name="T7">$url</text:span></text:span><text:span text:style-name="Source_20_Text"><text:span text:style-name="T9">);</text:span></text:span></text:p>
      <text:p text:style-name="P18"><text:span text:style-name="T1">You can also use the </text:span><text:a xlink:type="simple" xlink:href="https://cloud.google.com/appengine/docs/php/urlfetch"><text:span text:style-name="T4">URL Fetch</text:span></text:a><text:span text:style-name="T1"> service.</text:span></text:p>
      <text:p text:style-name="P18"><text:span text:style-name="T1">To be safe, the receiving module should validate that the request is coming from a valid client. You can check that the Inbound-AppId header or user-agent-string matches the app-id fetched with the </text:span><text:a xlink:type="simple" xlink:href="https://cloud.google.com/appengine/docs/php/appidentity"><text:span text:style-name="T4">AppIdentity</text:span></text:a><text:span text:style-name="T1"> service.</text:span></text:p>
      <text:p text:style-name="P18"><text:span text:style-name="T1">You can configure any manual or basic scaling module to accept requests from other modules in your app by adding the </text:span><text:span text:style-name="Source_20_Text"><text:span text:style-name="T6">"login:admin"</text:span></text:span><text:span text:style-name="T1"> specification to the module's handler. In that case any URLFetch from any other module in the app will be automatically authenticated by App Engine, and any URLFetch call from a module that is not part of the application will be rejected.</text:span></text:p>
      <text:p text:style-name="P15">If you want a module to receive requests from anywhere, you must code your own secure solution as you would for any App Engine application. This is usually done by implementing a custom API and authentication mechanism.</text:p>
      <text:h text:style-name="P23" text:outline-level="2"><text:bookmark-start text:name="__RefHeading__92960_1631246758"/><text:bookmark text:name="PHP_Limits"/><text:soft-page-break/>Limits<text:bookmark-end text:name="__RefHeading__92960_1631246758"/></text:h>
      <text:p text:style-name="P30">The maximum number of modules and versions that you can deploy depends on your app's pricing:</text:p>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40">Limit</text:p>
          </table:table-cell>
          <table:table-cell table:style-name="Tabla28.A1" office:value-type="string">
            <text:p text:style-name="P40">Free App</text:p>
          </table:table-cell>
          <table:table-cell table:style-name="Tabla28.A1" office:value-type="string">
            <text:p text:style-name="P40">Paid App</text:p>
          </table:table-cell>
          <table:table-cell table:style-name="Tabla28.A1" office:value-type="string">
            <text:p text:style-name="P40">Premier App</text:p>
          </table:table-cell>
        </table:table-row>
        <table:table-row table:style-name="Tabla28.1">
          <table:table-cell table:style-name="Tabla28.A2" office:value-type="string">
            <text:p text:style-name="P42">Maximum Modules Per App</text:p>
          </table:table-cell>
          <table:table-cell table:style-name="Tabla28.B2" office:value-type="string">
            <text:p text:style-name="P42">5</text:p>
          </table:table-cell>
          <table:table-cell table:style-name="Tabla28.C2" office:value-type="string">
            <text:p text:style-name="P42">20</text:p>
          </table:table-cell>
          <table:table-cell table:style-name="Tabla28.D2" office:value-type="string">
            <text:p text:style-name="P42">20</text:p>
          </table:table-cell>
        </table:table-row>
        <table:table-row table:style-name="Tabla28.1">
          <table:table-cell table:style-name="Tabla28.A3" office:value-type="string">
            <text:p text:style-name="P42">Maximum Versions Per App</text:p>
          </table:table-cell>
          <table:table-cell table:style-name="Tabla28.B3" office:value-type="string">
            <text:p text:style-name="P42">15</text:p>
          </table:table-cell>
          <table:table-cell table:style-name="Tabla28.C3" office:value-type="string">
            <text:p text:style-name="P42">60</text:p>
          </table:table-cell>
          <table:table-cell table:style-name="Tabla28.D3" office:value-type="string">
            <text:p text:style-name="P42">60</text:p>
          </table:table-cell>
        </table:table-row>
      </table:table>
      <text:p text:style-name="P15">There is also a limit to the number of instances for each module with basic or manual scaling:</text:p>
      <table:table table:name="Tabla29" table:style-name="Tabla29">
        <table:table-column table:style-name="Tabla29.A"/>
        <table:table-column table:style-name="Tabla29.B"/>
        <table:table-column table:style-name="Tabla29.C"/>
        <table:table-row table:style-name="Tabla29.1">
          <table:table-cell table:style-name="Tabla29.A1" table:number-columns-spanned="3" office:value-type="string">
            <text:p text:style-name="P41">Maximum Instances per Manual/Basic Scaling Version</text:p>
          </table:table-cell>
          <table:covered-table-cell/>
          <table:covered-table-cell/>
        </table:table-row>
        <table:table-row table:style-name="Tabla29.1">
          <table:table-cell table:style-name="Tabla29.A1" office:value-type="string">
            <text:p text:style-name="P40">Free App</text:p>
          </table:table-cell>
          <table:table-cell table:style-name="Tabla29.A1" office:value-type="string">
            <text:p text:style-name="P40">US App (Paid/Premier)</text:p>
          </table:table-cell>
          <table:table-cell table:style-name="Tabla29.A1" office:value-type="string">
            <text:p text:style-name="P40">EU App (Paid/Premier)</text:p>
          </table:table-cell>
        </table:table-row>
        <table:table-row table:style-name="Tabla29.1">
          <table:table-cell table:style-name="Tabla29.A3" office:value-type="string">
            <text:p text:style-name="P42">20</text:p>
          </table:table-cell>
          <table:table-cell table:style-name="Tabla29.B3" office:value-type="string">
            <text:p text:style-name="P42">200</text:p>
          </table:table-cell>
          <table:table-cell table:style-name="Tabla29.C3" office:value-type="string">
            <text:p text:style-name="P42">25</text:p>
          </table:table-cell>
        </table:table-row>
      </table:table>
      <text:p text:style-name="P27"/>
      <text:p text:style-name="P28"/>
      <text:h text:style-name="P7" text:outline-level="1"><text:bookmark-start text:name="__RefHeading__92962_1631246758"/>Routing Requests to Modules<text:bookmark-end text:name="__RefHeading__92962_1631246758"/></text:h>
      <text:p text:style-name="P15">HTTP requests from users can reach the appropriate module/version/instance in two ways: A request with a URL that ends at the domain level can be routed according to App Engine's default address routing rules. Alternatively, you can include a dispatch file that routes specific URL patterns according to your own rules.</text:p>
      <text:p text:style-name="P18"><text:span text:style-name="T1">If you test your app using the </text:span><text:a xlink:type="simple" xlink:href="https://cloud.google.com/appengine/docs/php/tools/devserver"><text:span text:style-name="T4">development server</text:span></text:a><text:span text:style-name="T1"> the available routing and dispatch features are slightly different. To programmatically create URLs that work with both production and development servers, use the See</text:span><text:a xlink:type="simple" xlink:href="https://cloud.google.com/appengine/docs/php/modules/routing#PHP_Routing_in_the_development_server"><text:span text:style-name="T4">routing in the development server</text:span></text:a><text:span text:style-name="T1"> to learn more.</text:span></text:p>
      <text:h text:style-name="P24" text:outline-level="2"><text:bookmark-start text:name="__RefHeading__92964_1631246758"/><text:bookmark text:name="addressing_instances"/>Addressing instances<text:bookmark-end text:name="__RefHeading__92964_1631246758"/></text:h>
      <text:p text:style-name="P30">You can target an HTTP request with varying degrees of specificity. In the following examples appspot.com can be replaced with your app's custom domain if you have one. The URL substrings "instance", "version", "module", and "app-id" represent application and module attributes that you have defined yourself.</text:p>
      <text:p text:style-name="P15">These two address forms are guaranteed to reach their target (if it exists). They will never be intercepted and rerouted by a pattern in the dispatch file:</text:p>
      <text:h text:style-name="P9" text:outline-level="6"><text:bookmark text:name="httpinstanceversionmoduleapp-idappspotcom"/><text:span text:style-name="Source_20_Text"><text:span text:style-name="T14">http://instance.version.module.app-id.appspot.com</text:span></text:span></text:h>
      <text:p text:style-name="P36">Sends a request to the named module, version, and instance. This address form can only be used by application administrators.</text:p>
      <text:h text:style-name="P9" text:outline-level="6"><text:bookmark text:name="httpversionmoduleapp-idappspotcom"/><text:span text:style-name="Source_20_Text"><text:span text:style-name="T14">http://version.module.app-id.appspot.com</text:span></text:span></text:h>
      <text:p text:style-name="P36">Send the request to an available instance of the named module and version (round robin scheduling is used).</text:p>
      <text:p text:style-name="P15">These address forms have a default routing behavior. Note that the default routing is overridden if there is a matching pattern in the dispatch file:</text:p>
      <text:h text:style-name="P9" text:outline-level="6"><text:bookmark text:name="httpmoduleapp-idappspotcom"/><text:span text:style-name="Source_20_Text"><text:span text:style-name="T14">http://module.app-id.appspot.com</text:span></text:span></text:h>
      <text:p text:style-name="P36">Send the request to an available instance of the default version of the named module (round robin scheduling is used).</text:p>
      <text:h text:style-name="P9" text:outline-level="6"><text:bookmark text:name="httpversionapp-idappspotcom"/><text:soft-page-break/><text:span text:style-name="Source_20_Text"><text:span text:style-name="T14">http://version.app-id.appspot.com</text:span></text:span></text:h>
      <text:p text:style-name="P36">Send the request to an available instance of the given version of the default module.</text:p>
      <text:h text:style-name="P9" text:outline-level="6"><text:bookmark text:name="httpapp-idappspotcom"/><text:span text:style-name="Source_20_Text"><text:span text:style-name="T14">http://app-id.appspot.com</text:span></text:span></text:h>
      <text:p text:style-name="P36">Send the request to an available instance of the default version of the default module.</text:p>
      <text:p text:style-name="P15">The default module is defined by explicitly giving a module the name "default," or by not including the name parameter in the module's config file. Requests that specify no module or an invalid module are routed to the default module. You can use the Admin Console to designate a default version for a module, when appropriate.</text:p>
      <text:p text:style-name="P15">All modules are public by default, if you want to restrict access to a module, add the “login: admin” parameter to its handlers.</text:p>
      <text:p text:style-name="P20"><text:span text:style-name="T1">Please note that in April of 2013, Google stopped issuing SSL certificates for double-wildcard domains hosted at </text:span><text:span text:style-name="Source_20_Text"><text:span text:style-name="T6">appspot.com</text:span></text:span><text:span text:style-name="T1"> (i.e. </text:span><text:span text:style-name="Source_20_Text"><text:span text:style-name="T6">*.*.appspot.com</text:span></text:span><text:span text:style-name="T1">). If you rely on such URLs for HTTPS access to your application, please change any application logic to use "-dot-" instead of ".". For example, to access version "1" of application "myapp" use "https://1-dot-myapp.appspot.com" instead of "https://1.myapp.appspot.com." If you continue to use "https://1.myapp.appspot.com" the certificate will not match, which will result in an error for any User-Agent that expects the URL and certificate to match exactly.</text:span></text:p>
      <text:h text:style-name="P24" text:outline-level="2"><text:bookmark-start text:name="__RefHeading__92966_1631246758"/><text:bookmark text:name="dispatch_file"/>Dispatch file<text:bookmark-end text:name="__RefHeading__92966_1631246758"/></text:h>
      <text:p text:style-name="P29"><text:span text:style-name="T1">You can create a dispatch file to override the default routing for URLs that do not specify a version (described above). This lets you route incoming requests to a specific module based on the path or hostname in the URL. For example, say that you want to route mobile requests like </text:span><text:span text:style-name="Source_20_Text"><text:span text:style-name="T6">http://simple-sample.appspot.com/mobile/</text:span></text:span><text:span text:style-name="T1"> to a mobile frontend, route worker requests like </text:span><text:span text:style-name="Source_20_Text"><text:span text:style-name="T6">http://simple-sample.appspot.com/work/</text:span></text:span><text:span text:style-name="T1"> to a static backend, and serve all static content from the default module.</text:span></text:p>
      <text:p text:style-name="P18"><text:span text:style-name="T1">To do this you can create a custom routing with a </text:span><text:span text:style-name="Source_20_Text"><text:span text:style-name="T6">dispatch.yaml</text:span></text:span><text:span text:style-name="T1"> file.</text:span></text:p>
      <text:p text:style-name="P13"><text:span text:style-name="Source_20_Text"><text:span text:style-name="T7">dispatch</text:span></text:span><text:span text:style-name="Source_20_Text"><text:span text:style-name="T9">:</text:span></text:span></text:p>
      <text:p text:style-name="P33"><text:span text:style-name="Source_20_Text"><text:span text:style-name="T8">  </text:span></text:span><text:span text:style-name="Source_20_Text"><text:span text:style-name="T13"># Default module serves the typical web resources and all static resources.</text:span></text:span></text:p>
      <text:p text:style-name="P33"><text:span text:style-name="Source_20_Text"><text:span text:style-name="T8">  </text:span></text:span><text:span text:style-name="Source_20_Text"><text:span text:style-name="T9">-</text:span></text:span><text:span text:style-name="Source_20_Text"><text:span text:style-name="T7"> url</text:span></text:span><text:span text:style-name="Source_20_Text"><text:span text:style-name="T9">:</text:span></text:span><text:span text:style-name="Source_20_Text"><text:span text:style-name="T7"> </text:span></text:span><text:span text:style-name="Source_20_Text"><text:span text:style-name="T11">"*/favicon.ico"</text:span></text:span></text:p>
      <text:p text:style-name="P33"><text:soft-page-break/><text:span text:style-name="Source_20_Text"><text:span text:style-name="T8">    </text:span></text:span><text:span text:style-name="Source_20_Text"><text:span text:style-name="T12">module</text:span></text:span><text:span text:style-name="Source_20_Text"><text:span text:style-name="T9">:</text:span></text:span><text:span text:style-name="Source_20_Text"><text:span text:style-name="T7"> </text:span></text:span><text:span text:style-name="Source_20_Text"><text:span text:style-name="T12">default</text:span></text:span></text:p>
      <text:p text:style-name="P33"><text:span text:style-name="Source_20_Text"><text:span text:style-name="T8">  </text:span></text:span><text:span text:style-name="Source_20_Text"><text:span text:style-name="T13"># Default module serves simple hostname request.</text:span></text:span></text:p>
      <text:p text:style-name="P33"><text:span text:style-name="Source_20_Text"><text:span text:style-name="T8">  </text:span></text:span><text:span text:style-name="Source_20_Text"><text:span text:style-name="T9">-</text:span></text:span><text:span text:style-name="Source_20_Text"><text:span text:style-name="T7"> url</text:span></text:span><text:span text:style-name="Source_20_Text"><text:span text:style-name="T9">:</text:span></text:span><text:span text:style-name="Source_20_Text"><text:span text:style-name="T7"> </text:span></text:span><text:span text:style-name="Source_20_Text"><text:span text:style-name="T11">"simple-sample.appspot.com/"</text:span></text:span></text:p>
      <text:p text:style-name="P33"><text:span text:style-name="Source_20_Text"><text:span text:style-name="T8">    </text:span></text:span><text:span text:style-name="Source_20_Text"><text:span text:style-name="T12">module</text:span></text:span><text:span text:style-name="Source_20_Text"><text:span text:style-name="T9">:</text:span></text:span><text:span text:style-name="Source_20_Text"><text:span text:style-name="T7"> </text:span></text:span><text:span text:style-name="Source_20_Text"><text:span text:style-name="T12">default</text:span></text:span></text:p>
      <text:p text:style-name="P33"><text:span text:style-name="Source_20_Text"><text:span text:style-name="T8">  </text:span></text:span><text:span text:style-name="Source_20_Text"><text:span text:style-name="T13"># Send all mobile traffic to the mobile frontend.</text:span></text:span></text:p>
      <text:p text:style-name="P33"><text:span text:style-name="Source_20_Text"><text:span text:style-name="T8">  </text:span></text:span><text:span text:style-name="Source_20_Text"><text:span text:style-name="T9">-</text:span></text:span><text:span text:style-name="Source_20_Text"><text:span text:style-name="T7"> url</text:span></text:span><text:span text:style-name="Source_20_Text"><text:span text:style-name="T9">:</text:span></text:span><text:span text:style-name="Source_20_Text"><text:span text:style-name="T7"> </text:span></text:span><text:span text:style-name="Source_20_Text"><text:span text:style-name="T11">"*/mobile/*"</text:span></text:span></text:p>
      <text:p text:style-name="P33"><text:span text:style-name="Source_20_Text"><text:span text:style-name="T8">    </text:span></text:span><text:span text:style-name="Source_20_Text"><text:span text:style-name="T12">module</text:span></text:span><text:span text:style-name="Source_20_Text"><text:span text:style-name="T9">:</text:span></text:span><text:span text:style-name="Source_20_Text"><text:span text:style-name="T7"> mobile</text:span></text:span><text:span text:style-name="Source_20_Text"><text:span text:style-name="T9">-</text:span></text:span><text:span text:style-name="Source_20_Text"><text:span text:style-name="T7">frontend</text:span></text:span></text:p>
      <text:p text:style-name="P33"><text:span text:style-name="Source_20_Text"><text:span text:style-name="T8">  </text:span></text:span><text:span text:style-name="Source_20_Text"><text:span text:style-name="T13"># Send all work to the one static backend. </text:span></text:span></text:p>
      <text:p text:style-name="P33"><text:span text:style-name="Source_20_Text"><text:span text:style-name="T8">  </text:span></text:span><text:span text:style-name="Source_20_Text"><text:span text:style-name="T9">-</text:span></text:span><text:span text:style-name="Source_20_Text"><text:span text:style-name="T7"> url</text:span></text:span><text:span text:style-name="Source_20_Text"><text:span text:style-name="T9">:</text:span></text:span><text:span text:style-name="Source_20_Text"><text:span text:style-name="T7"> </text:span></text:span><text:span text:style-name="Source_20_Text"><text:span text:style-name="T11">"*/work/*"</text:span></text:span></text:p>
      <text:p text:style-name="P33"><text:span text:style-name="Source_20_Text"><text:span text:style-name="T8">    </text:span></text:span><text:span text:style-name="Source_20_Text"><text:span text:style-name="T12">module</text:span></text:span><text:span text:style-name="Source_20_Text"><text:span text:style-name="T9">:</text:span></text:span><text:span text:style-name="Source_20_Text"><text:span text:style-name="T7"> </text:span></text:span><text:span text:style-name="Source_20_Text"><text:span text:style-name="T12">static</text:span></text:span><text:span text:style-name="Source_20_Text"><text:span text:style-name="T9">-</text:span></text:span><text:span text:style-name="Source_20_Text"><text:span text:style-name="T7">backend</text:span></text:span></text:p>
      <text:p text:style-name="P15">The dispatch file can contain up to 10 routing rules. When specifying the url string, neither the hostname nor the path can be longer than 100 characters.</text:p>
      <text:p text:style-name="P18"><text:span text:style-name="T1">As you can see, </text:span><text:span text:style-name="Source_20_Text"><text:span text:style-name="T6">dispatch.yaml</text:span></text:span><text:span text:style-name="T1"> includes support for glob characters (however, yaml syntax requires that you include such expressions in quotes to denote they are strings). Glob characters can be used only before the hostname and at the end of the path. If you prefer general routing rules that match many possible requests, you could specify the following:</text:span></text:p>
      <text:p text:style-name="P13"><text:span text:style-name="Source_20_Text"><text:span text:style-name="T13"># Send any path that begins with “simple-sample.appspot.com/mobile” to the mobile-frontend module.</text:span></text:span></text:p>
      <text:p text:style-name="P33"><text:span text:style-name="Source_20_Text"><text:span text:style-name="T9">-</text:span></text:span><text:span text:style-name="Source_20_Text"><text:span text:style-name="T7"> url</text:span></text:span><text:span text:style-name="Source_20_Text"><text:span text:style-name="T9">:</text:span></text:span><text:span text:style-name="Source_20_Text"><text:span text:style-name="T7"> </text:span></text:span><text:span text:style-name="Source_20_Text"><text:span text:style-name="T11">"simple-sample.appspot.com/mobile*"</text:span></text:span></text:p>
      <text:p text:style-name="P33"><text:span text:style-name="Source_20_Text"><text:span text:style-name="T8">  </text:span></text:span><text:span text:style-name="Source_20_Text"><text:span text:style-name="T12">module</text:span></text:span><text:span text:style-name="Source_20_Text"><text:span text:style-name="T9">:</text:span></text:span><text:span text:style-name="Source_20_Text"><text:span text:style-name="T7"> mobile</text:span></text:span><text:span text:style-name="Source_20_Text"><text:span text:style-name="T9">-</text:span></text:span><text:span text:style-name="Source_20_Text"><text:span text:style-name="T7">frontend</text:span></text:span></text:p>
      <text:p text:style-name="P33"><text:span text:style-name="Source_20_Text"><text:span text:style-name="T13"># Send any domain/sub-domain with a path that starts with “work” to the static backend module. </text:span></text:span></text:p>
      <text:p text:style-name="P33"><text:span text:style-name="Source_20_Text"><text:span text:style-name="T9">-</text:span></text:span><text:span text:style-name="Source_20_Text"><text:span text:style-name="T7"> url</text:span></text:span><text:span text:style-name="Source_20_Text"><text:span text:style-name="T9">:</text:span></text:span><text:span text:style-name="Source_20_Text"><text:span text:style-name="T7"> </text:span></text:span><text:span text:style-name="Source_20_Text"><text:span text:style-name="T11">"*/work*"</text:span></text:span></text:p>
      <text:p text:style-name="P33"><text:span text:style-name="Source_20_Text"><text:span text:style-name="T8">  </text:span></text:span><text:span text:style-name="Source_20_Text"><text:span text:style-name="T12">module</text:span></text:span><text:span text:style-name="Source_20_Text"><text:span text:style-name="T9">:</text:span></text:span><text:span text:style-name="Source_20_Text"><text:span text:style-name="T7"> </text:span></text:span><text:span text:style-name="Source_20_Text"><text:span text:style-name="T12">static</text:span></text:span><text:span text:style-name="Source_20_Text"><text:span text:style-name="T9">-</text:span></text:span><text:span text:style-name="Source_20_Text"><text:span text:style-name="T7">backend</text:span></text:span></text:p>
      <text:p text:style-name="P15">You can also write expressions that are more strict:</text:p>
      <text:p text:style-name="P13"><text:soft-page-break/><text:span text:style-name="Source_20_Text"><text:span text:style-name="T13"># Matches the path "/fun", but not "/fun2" or "/fun/other"</text:span></text:span></text:p>
      <text:p text:style-name="P33"><text:span text:style-name="Source_20_Text"><text:span text:style-name="T9">-</text:span></text:span><text:span text:style-name="Source_20_Text"><text:span text:style-name="T7"> url</text:span></text:span><text:span text:style-name="Source_20_Text"><text:span text:style-name="T9">:</text:span></text:span><text:span text:style-name="Source_20_Text"><text:span text:style-name="T7"> </text:span></text:span><text:span text:style-name="Source_20_Text"><text:span text:style-name="T11">"*/fun"</text:span></text:span></text:p>
      <text:p text:style-name="P33"><text:span text:style-name="Source_20_Text"><text:span text:style-name="T8">  </text:span></text:span><text:span text:style-name="Source_20_Text"><text:span text:style-name="T12">module</text:span></text:span><text:span text:style-name="Source_20_Text"><text:span text:style-name="T9">:</text:span></text:span><text:span text:style-name="Source_20_Text"><text:span text:style-name="T7"> mobile</text:span></text:span><text:span text:style-name="Source_20_Text"><text:span text:style-name="T9">-</text:span></text:span><text:span text:style-name="Source_20_Text"><text:span text:style-name="T7">frontend</text:span></text:span></text:p>
      <text:p text:style-name="P33"><text:span text:style-name="Source_20_Text"><text:span text:style-name="T13"># Matches the hostname 'customer1.myapp.com', but not '1.customer1.myapp.com. </text:span></text:span></text:p>
      <text:p text:style-name="P33"><text:span text:style-name="Source_20_Text"><text:span text:style-name="T9">-</text:span></text:span><text:span text:style-name="Source_20_Text"><text:span text:style-name="T7"> url</text:span></text:span><text:span text:style-name="Source_20_Text"><text:span text:style-name="T9">:</text:span></text:span><text:span text:style-name="Source_20_Text"><text:span text:style-name="T7"> </text:span></text:span><text:span text:style-name="Source_20_Text"><text:span text:style-name="T11">"customer1.myapp.com/*"</text:span></text:span></text:p>
      <text:p text:style-name="P33"><text:span text:style-name="Source_20_Text"><text:span text:style-name="T8">  </text:span></text:span><text:span text:style-name="Source_20_Text"><text:span text:style-name="T12">module</text:span></text:span><text:span text:style-name="Source_20_Text"><text:span text:style-name="T9">:</text:span></text:span><text:span text:style-name="Source_20_Text"><text:span text:style-name="T7"> </text:span></text:span><text:span text:style-name="Source_20_Text"><text:span text:style-name="T12">static</text:span></text:span><text:span text:style-name="Source_20_Text"><text:span text:style-name="T9">-</text:span></text:span><text:span text:style-name="Source_20_Text"><text:span text:style-name="T7">backend</text:span></text:span></text:p>
      <text:p text:style-name="P18"><text:span text:style-name="T1">The dispatch file can be uploaded together with your module files using a single </text:span><text:a xlink:type="simple" xlink:href="https://cloud.google.com/appengine/docs/php/modules/#PHP_Uploading_modules"><text:span text:style-name="T4">appcfg update</text:span></text:a><text:span text:style-name="T1"> command. The names of all the modules used in the dispatch file must appear before the dispatch file itself. You can also upload the dispatch file separately, similarly making sure that all the modules mentioned in the file have already been uploaded.</text:span></text:p>
      <text:h text:style-name="P24" text:outline-level="2"><text:bookmark-start text:name="__RefHeading__92968_1631246758"/><text:bookmark text:name="PHP_Routing_in_the_development_server"/>Routing in the development server<text:bookmark-end text:name="__RefHeading__92968_1631246758"/></text:h>
      <text:h text:style-name="P11" text:outline-level="3"><text:bookmark-start text:name="__RefHeading__92970_1631246758"/><text:bookmark text:name="addressing_instances_1"/>Addressing instances<text:bookmark-end text:name="__RefHeading__92970_1631246758"/></text:h>
      <text:p text:style-name="P30">The development server creates all manual scaling instances at startup. Instances for automatic and basic scaling modules are managed dynamically. The server assigns a port to each module, so clients can depend on the server to load-balance and select an instance automatically. The port assignments for addressing each module appear in the server's log message stream. Here are the ports for an app that defines three modules, the scaling type of each module is not relevant:</text:p>
      <text:p text:style-name="P13"><text:span text:style-name="Source_20_Text"><text:span text:style-name="T7">INFO </text:span></text:span><text:span text:style-name="Source_20_Text"><text:span text:style-name="T15">Starting</text:span></text:span><text:span text:style-name="Source_20_Text"><text:span text:style-name="T7"> </text:span></text:span><text:span text:style-name="Source_20_Text"><text:span text:style-name="T12">module</text:span></text:span><text:span text:style-name="Source_20_Text"><text:span text:style-name="T7"> </text:span></text:span><text:span text:style-name="Source_20_Text"><text:span text:style-name="T11">"default"</text:span></text:span><text:span text:style-name="Source_20_Text"><text:span text:style-name="T7"> running at</text:span></text:span><text:span text:style-name="Source_20_Text"><text:span text:style-name="T9">:</text:span></text:span><text:span text:style-name="Source_20_Text"><text:span text:style-name="T7"> http</text:span></text:span><text:span text:style-name="Source_20_Text"><text:span text:style-name="T9">:</text:span></text:span><text:span text:style-name="Source_20_Text"><text:span text:style-name="T13">//localhost:8084</text:span></text:span></text:p>
      <text:p text:style-name="P33"><text:span text:style-name="Source_20_Text"><text:span text:style-name="T7">INFO </text:span></text:span><text:span text:style-name="Source_20_Text"><text:span text:style-name="T15">Starting</text:span></text:span><text:span text:style-name="Source_20_Text"><text:span text:style-name="T7"> </text:span></text:span><text:span text:style-name="Source_20_Text"><text:span text:style-name="T12">module</text:span></text:span><text:span text:style-name="Source_20_Text"><text:span text:style-name="T7"> </text:span></text:span><text:span text:style-name="Source_20_Text"><text:span text:style-name="T11">"module1"</text:span></text:span><text:span text:style-name="Source_20_Text"><text:span text:style-name="T7"> running at</text:span></text:span><text:span text:style-name="Source_20_Text"><text:span text:style-name="T9">:</text:span></text:span><text:span text:style-name="Source_20_Text"><text:span text:style-name="T7"> http</text:span></text:span><text:span text:style-name="Source_20_Text"><text:span text:style-name="T9">:</text:span></text:span><text:span text:style-name="Source_20_Text"><text:span text:style-name="T13">//localhost:8082</text:span></text:span></text:p>
      <text:p text:style-name="P33"><text:span text:style-name="Source_20_Text"><text:span text:style-name="T7">INFO </text:span></text:span><text:span text:style-name="Source_20_Text"><text:span text:style-name="T15">Starting</text:span></text:span><text:span text:style-name="Source_20_Text"><text:span text:style-name="T7"> </text:span></text:span><text:span text:style-name="Source_20_Text"><text:span text:style-name="T12">module</text:span></text:span><text:span text:style-name="Source_20_Text"><text:span text:style-name="T7"> </text:span></text:span><text:span text:style-name="Source_20_Text"><text:span text:style-name="T11">"module2"</text:span></text:span><text:span text:style-name="Source_20_Text"><text:span text:style-name="T7"> running at</text:span></text:span><text:span text:style-name="Source_20_Text"><text:span text:style-name="T9">:</text:span></text:span><text:span text:style-name="Source_20_Text"><text:span text:style-name="T7"> http</text:span></text:span><text:span text:style-name="Source_20_Text"><text:span text:style-name="T9">:</text:span></text:span><text:span text:style-name="Source_20_Text"><text:span text:style-name="T13">//localhost:8083</text:span></text:span></text:p>
      <text:p text:style-name="P18"><text:span text:style-name="T1">When you use a module's address (for example </text:span><text:span text:style-name="Source_20_Text"><text:span text:style-name="T6">http://localhost:8082/</text:span></text:span><text:span text:style-name="T1">), the server will select (or create) an instance of the module and send the request to that instance.</text:span></text:p>
      <text:p text:style-name="P15">The server assigns unique ports to each instance of a module. To discover these ports you need to use the admin server. There is a unique port for the admin server, it appears in the message log:</text:p>
      <text:p text:style-name="P13"><text:soft-page-break/><text:span text:style-name="Source_20_Text"><text:span text:style-name="T7">INFO </text:span></text:span><text:span text:style-name="Source_20_Text"><text:span text:style-name="T15">Starting</text:span></text:span><text:span text:style-name="Source_20_Text"><text:span text:style-name="T7"> admin server at</text:span></text:span><text:span text:style-name="Source_20_Text"><text:span text:style-name="T9">:</text:span></text:span><text:span text:style-name="Source_20_Text"><text:span text:style-name="T7"> http</text:span></text:span><text:span text:style-name="Source_20_Text"><text:span text:style-name="T9">:</text:span></text:span><text:span text:style-name="Source_20_Text"><text:span text:style-name="T13">//localhost:8000</text:span></text:span></text:p>
      <text:p text:style-name="P18"><text:span text:style-name="T1">This address takes you to the admin server console. From there you can click on </text:span><text:span text:style-name="Strong_20_Emphasis"><text:span text:style-name="T1">Instances</text:span></text:span><text:span text:style-name="T1"> to see the dynamic state of your app's instances:</text:span></text:p>
      <text:p text:style-name="P16"><draw:frame draw:style-name="fr4" draw:name="Imagen16" text:anchor-type="as-char" svg:width="18.343cm" svg:height="4.09cm" draw:z-index="27"><draw:image xlink:href="https://cloud.google.com/appengine/docs/images/modules-dev-appserver-admin.png" xlink:type="simple" xlink:show="embed" xlink:actuate="onLoad"/><svg:title>dev_appserver admin console</svg:title></draw:frame></text:p>
      <text:p text:style-name="P15">A separate entry will appear for each manual and basic instance. The instance numbers are links with unique port addresses for each instance. You can hover over a link to see the port assigned to that instance, or click on the link to send a request directly to that instance.</text:p>
      <text:h text:style-name="P11" text:outline-level="3"><text:bookmark-start text:name="__RefHeading__92972_1631246758"/><text:bookmark text:name="dispatch_files"/>Dispatch files<text:bookmark-end text:name="__RefHeading__92972_1631246758"/></text:h>
      <text:p text:style-name="P3"><text:span text:style-name="T1">If your app uses a </text:span><text:span text:style-name="Source_20_Text"><text:span text:style-name="T6">dispatch.yaml</text:span></text:span><text:span text:style-name="T1"> file, the log messages stream will</text:span></text:p>
      <text:p text:style-name="P15">include a dispatcher port:</text:p>
      <text:p text:style-name="P13"><text:span text:style-name="Source_20_Text"><text:span text:style-name="T7">INFO </text:span></text:span><text:span text:style-name="Source_20_Text"><text:span text:style-name="T15">Starting</text:span></text:span><text:span text:style-name="Source_20_Text"><text:span text:style-name="T7"> dispatcher running at</text:span></text:span><text:span text:style-name="Source_20_Text"><text:span text:style-name="T9">:</text:span></text:span><text:span text:style-name="Source_20_Text"><text:span text:style-name="T7"> http</text:span></text:span><text:span text:style-name="Source_20_Text"><text:span text:style-name="T9">:</text:span></text:span><text:span text:style-name="Source_20_Text"><text:span text:style-name="T13">//localhost:8080</text:span></text:span></text:p>
      <text:p text:style-name="P18"><text:span text:style-name="T1">Requests to this port will be routed according to the rules in the dispatch file. The server does not support</text:span><text:span text:style-name="Source_20_Text"><text:span text:style-name="T6">dispatch.yaml</text:span></text:span><text:span text:style-name="T1"> file rules that include hostnames (for example, </text:span><text:span text:style-name="Source_20_Text"><text:span text:style-name="T6">url: "customer1.myapp.com/*"</text:span></text:span><text:span text:style-name="T1">). Rules with relative path patterns (</text:span><text:span text:style-name="Source_20_Text"><text:span text:style-name="T6">url: "*/fun"</text:span></text:span><text:span text:style-name="T1">) will work, so you can use URLs like</text:span><text:span text:style-name="Source_20_Text"><text:span text:style-name="T6">http://localhost/fun/mobile</text:span></text:span><text:span text:style-name="T1"> to reach instances. The server will report an error in the log stream if you try to start an application with a </text:span><text:span text:style-name="Source_20_Text"><text:span text:style-name="T6">dispatch.yaml</text:span></text:span><text:span text:style-name="T1"> file that contains host-based rules.</text:span></text:p>
      <text:h text:style-name="P11" text:outline-level="3"><text:bookmark-start text:name="__RefHeading__92974_1631246758"/><text:bookmark text:name="dispatch_files_and_cron_files"/>Dispatch files and cron files<text:bookmark-end text:name="__RefHeading__92974_1631246758"/></text:h>
      <text:p text:style-name="P30">A routing conflict can occur if your app has a dispatch file and a <text:span text:style-name="Source_20_Text"><text:span text:style-name="T16">cron.yaml</text:span></text:span> file, and the same URL path appears in both files. The cron file may specify a target module that is not the same as the module associated with the URL in the dispatch file. When the cron job runs, the URL is routed via the dispatch file, and the module specified there overrides the target in the cron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0" text:anchor-type="paragraph" svg:x="-2.004cm" svg:y="-2cm" svg:width="21.59cm" svg:height="1.861cm" draw:z-index="21"><draw:image xlink:href="Pictures/10000201000004EF0000006D9F5FC6BC.png" xlink:type="simple" xlink:show="embed" xlink:actuate="onLoad"/></draw:frame> </text:p>
      </style:header>
      <style:header-first>
        <text:p text:style-name="Header"><text:s/></text:p>
      </style:header-first>
      <style:footer>
        <text:p text:style-name="MP1"><text:page-number text:select-page="current">24</text:page-number>/<text:page-count>24</text:page-count></text:p>
      </style:footer>
      <style:footer-first>
        <text:p text:style-name="MP1"><text:page-number text:select-page="current">1</text:page-number>/<text:page-count>24</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9:31:09.512780885</dc:date>
    <meta:editing-duration>PT22H8M6S</meta:editing-duration>
    <meta:editing-cycles>25</meta:editing-cycles>
    <meta:generator>LibreOffice/4.2.6.3$Linux_X86_64 LibreOffice_project/420m0$Build-3</meta:generator>
    <meta:document-statistic meta:table-count="4" meta:image-count="6" meta:object-count="0" meta:page-count="24" meta:paragraph-count="397" meta:word-count="5446" meta:character-count="34700" meta:non-whitespace-character-count="29606"/>
  </office:meta>
</office:document-meta>
</file>